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31.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DALI_cal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5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PL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x_pos</text:p>
          </table:table-cell>
          <table:table-cell office:value-type="string" calcext:value-type="string">
            <text:p>y_pos</text:p>
          </table:table-cell>
          <table:table-cell office:value-type="string" calcext:value-type="string">
            <text:p>z_pos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tcal</text:p>
          </table:table-cell>
          <table:table-cell office:value-type="string" calcext:value-type="string">
            <text:p>qped</text:p>
          </table:table-cell>
          <table:table-cell office:value-type="string" calcext:value-type="string">
            <text:p>qcal</text:p>
          </table:table-cell>
          <table:table-cell office:value-type="string" calcext:value-type="string">
            <text:p>adc_geo</text:p>
          </table:table-cell>
          <table:table-cell office:value-type="string" calcext:value-type="string">
            <text:p>adc_ch</text:p>
          </table:table-cell>
          <table:table-cell office:value-type="string" calcext:value-type="string">
            <text:p>tdc_geo</text:p>
          </table:table-cell>
          <table:table-cell office:value-type="string" calcext:value-type="string">
            <text:p>tdc_ch</text:p>
          </table:table-cell>
          <table:table-cell office:value-type="string" calcext:value-type="string">
            <text:p>DALI</text:p>
          </table:table-cell>
        </table:table-row>
        <table:table-row table:style-name="ro1">
          <table:table-cell office:value-type="string" calcext:value-type="string">
            <text:p>NaI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14" calcext:value-type="float">
            <text:p>122.14</text:p>
          </table:table-cell>
          <table:table-cell office:value-type="float" office:value="-4.26" calcext:value-type="float">
            <text:p>-4.2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15.67" calcext:value-type="float">
            <text:p>-15.67</text:p>
          </table:table-cell>
          <table:table-cell office:value-type="float" office:value="583.496" calcext:value-type="float">
            <text:p>583.496</text:p>
          </table:table-cell>
          <table:table-cell office:value-type="float" office:value="0.0977" calcext:value-type="float">
            <text:p>0.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28" calcext:value-type="float">
            <text:p>122.28</text:p>
          </table:table-cell>
          <table:table-cell office:value-type="float" office:value="10.96" calcext:value-type="float">
            <text:p>10.96</text:p>
          </table:table-cell>
          <table:table-cell office:value-type="float" office:value="-22.29" calcext:value-type="float">
            <text:p>-22.29</text:p>
          </table:table-cell>
          <table:table-cell office:value-type="float" office:value="-15.69" calcext:value-type="float">
            <text:p>-15.69</text:p>
          </table:table-cell>
          <table:table-cell office:value-type="float" office:value="585.237" calcext:value-type="float">
            <text:p>585.237</text:p>
          </table:table-cell>
          <table:table-cell office:value-type="float" office:value="0.0977" calcext:value-type="float">
            <text:p>0.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36" calcext:value-type="float">
            <text:p>122.36</text:p>
          </table:table-cell>
          <table:table-cell office:value-type="float" office:value="21.93" calcext:value-type="float">
            <text:p>21.93</text:p>
          </table:table-cell>
          <table:table-cell office:value-type="float" office:value="-11.62" calcext:value-type="float">
            <text:p>-11.62</text:p>
          </table:table-cell>
          <table:table-cell office:value-type="float" office:value="-15.73" calcext:value-type="float">
            <text:p>-15.73</text:p>
          </table:table-cell>
          <table:table-cell office:value-type="float" office:value="1110.939" calcext:value-type="float">
            <text:p>1110.93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43.309188972" calcext:value-type="float">
            <text:p>-243.309188972</text:p>
          </table:table-cell>
          <table:table-cell office:value-type="float" office:value="3.6149860822" calcext:value-type="float">
            <text:p>3.61498608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I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31" calcext:value-type="float">
            <text:p>122.31</text:p>
          </table:table-cell>
          <table:table-cell office:value-type="float" office:value="24.57" calcext:value-type="float">
            <text:p>24.57</text:p>
          </table:table-cell>
          <table:table-cell office:value-type="float" office:value="3.53" calcext:value-type="float">
            <text:p>3.53</text:p>
          </table:table-cell>
          <table:table-cell office:value-type="float" office:value="-15.7" calcext:value-type="float">
            <text:p>-15.7</text:p>
          </table:table-cell>
          <table:table-cell office:value-type="float" office:value="1113.464" calcext:value-type="float">
            <text:p>1113.46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3.6870882732" calcext:value-type="float">
            <text:p>-363.6870882732</text:p>
          </table:table-cell>
          <table:table-cell office:value-type="float" office:value="3.6135857882" calcext:value-type="float">
            <text:p>3.61358578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I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23" calcext:value-type="float">
            <text:p>122.23</text:p>
          </table:table-cell>
          <table:table-cell office:value-type="float" office:value="17.75" calcext:value-type="float">
            <text:p>17.75</text:p>
          </table:table-cell>
          <table:table-cell office:value-type="float" office:value="17.49" calcext:value-type="float">
            <text:p>17.49</text:p>
          </table:table-cell>
          <table:table-cell office:value-type="float" office:value="-15.71" calcext:value-type="float">
            <text:p>-15.71</text:p>
          </table:table-cell>
          <table:table-cell office:value-type="float" office:value="1112.364" calcext:value-type="float">
            <text:p>1112.36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6.6093355585" calcext:value-type="float">
            <text:p>-346.6093355585</text:p>
          </table:table-cell>
          <table:table-cell office:value-type="float" office:value="3.6704299099" calcext:value-type="float">
            <text:p>3.67042990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I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31" calcext:value-type="float">
            <text:p>122.31</text:p>
          </table:table-cell>
          <table:table-cell office:value-type="float" office:value="4.2" calcext:value-type="float">
            <text:p>4.2</text:p>
          </table:table-cell>
          <table:table-cell office:value-type="float" office:value="24.46" calcext:value-type="float">
            <text:p>24.46</text:p>
          </table:table-cell>
          <table:table-cell office:value-type="float" office:value="-15.69" calcext:value-type="float">
            <text:p>-15.69</text:p>
          </table:table-cell>
          <table:table-cell office:value-type="float" office:value="1110.933" calcext:value-type="float">
            <text:p>1110.93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4.5171879008" calcext:value-type="float">
            <text:p>-284.5171879008</text:p>
          </table:table-cell>
          <table:table-cell office:value-type="float" office:value="3.5383017989" calcext:value-type="float">
            <text:p>3.538301798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I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2" calcext:value-type="float">
            <text:p>122.2</text:p>
          </table:table-cell>
          <table:table-cell office:value-type="float" office:value="-10.98" calcext:value-type="float">
            <text:p>-10.98</text:p>
          </table:table-cell>
          <table:table-cell office:value-type="float" office:value="22.32" calcext:value-type="float">
            <text:p>22.32</text:p>
          </table:table-cell>
          <table:table-cell office:value-type="float" office:value="-15.66" calcext:value-type="float">
            <text:p>-15.66</text:p>
          </table:table-cell>
          <table:table-cell office:value-type="float" office:value="1112.648" calcext:value-type="float">
            <text:p>1112.64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7.4974579489" calcext:value-type="float">
            <text:p>-367.4974579489</text:p>
          </table:table-cell>
          <table:table-cell office:value-type="float" office:value="3.6022918424" calcext:value-type="float">
            <text:p>3.602291842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I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22" calcext:value-type="float">
            <text:p>122.22</text:p>
          </table:table-cell>
          <table:table-cell office:value-type="float" office:value="-22" calcext:value-type="float">
            <text:p>-22</text:p>
          </table:table-cell>
          <table:table-cell office:value-type="float" office:value="11.63" calcext:value-type="float">
            <text:p>11.63</text:p>
          </table:table-cell>
          <table:table-cell office:value-type="float" office:value="-15.68" calcext:value-type="float">
            <text:p>-15.68</text:p>
          </table:table-cell>
          <table:table-cell office:value-type="float" office:value="1115.986" calcext:value-type="float">
            <text:p>1115.9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554.986636901" calcext:value-type="float">
            <text:p>-554.986636901</text:p>
          </table:table-cell>
          <table:table-cell office:value-type="float" office:value="5.6049498112" calcext:value-type="float">
            <text:p>5.60494981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I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.23" calcext:value-type="float">
            <text:p>122.23</text:p>
          </table:table-cell>
          <table:table-cell office:value-type="float" office:value="-24.65" calcext:value-type="float">
            <text:p>-24.65</text:p>
          </table:table-cell>
          <table:table-cell office:value-type="float" office:value="-3.58" calcext:value-type="float">
            <text:p>-3.58</text:p>
          </table:table-cell>
          <table:table-cell office:value-type="float" office:value="-15.7" calcext:value-type="float">
            <text:p>-15.7</text:p>
          </table:table-cell>
          <table:table-cell office:value-type="float" office:value="1113.647" calcext:value-type="float">
            <text:p>1113.64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5.1554923859" calcext:value-type="float">
            <text:p>-365.1554923859</text:p>
          </table:table-cell>
          <table:table-cell office:value-type="float" office:value="3.5802803111" calcext:value-type="float">
            <text:p>3.58028031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I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2.29" calcext:value-type="float">
            <text:p>122.29</text:p>
          </table:table-cell>
          <table:table-cell office:value-type="float" office:value="-17.83" calcext:value-type="float">
            <text:p>-17.83</text:p>
          </table:table-cell>
          <table:table-cell office:value-type="float" office:value="-17.29" calcext:value-type="float">
            <text:p>-17.29</text:p>
          </table:table-cell>
          <table:table-cell office:value-type="float" office:value="-15.7" calcext:value-type="float">
            <text:p>-15.7</text:p>
          </table:table-cell>
          <table:table-cell office:value-type="float" office:value="1113.983" calcext:value-type="float">
            <text:p>1113.9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36.7499064658" calcext:value-type="float">
            <text:p>-236.7499064658</text:p>
          </table:table-cell>
          <table:table-cell office:value-type="float" office:value="3.5886916439" calcext:value-type="float">
            <text:p>3.58869164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I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05" calcext:value-type="float">
            <text:p>113.05</text:p>
          </table:table-cell>
          <table:table-cell office:value-type="float" office:value="4.22" calcext:value-type="float">
            <text:p>4.22</text:p>
          </table:table-cell>
          <table:table-cell office:value-type="float" office:value="-24.78" calcext:value-type="float">
            <text:p>-24.78</text:p>
          </table:table-cell>
          <table:table-cell office:value-type="float" office:value="-10.7" calcext:value-type="float">
            <text:p>-10.7</text:p>
          </table:table-cell>
          <table:table-cell office:value-type="float" office:value="1114.122" calcext:value-type="float">
            <text:p>1114.12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4.0144163813" calcext:value-type="float">
            <text:p>-324.0144163813</text:p>
          </table:table-cell>
          <table:table-cell office:value-type="float" office:value="3.4184062458" calcext:value-type="float">
            <text:p>3.41840624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I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3.01" calcext:value-type="float">
            <text:p>113.01</text:p>
          </table:table-cell>
          <table:table-cell office:value-type="float" office:value="18.04" calcext:value-type="float">
            <text:p>18.04</text:p>
          </table:table-cell>
          <table:table-cell office:value-type="float" office:value="-17.53" calcext:value-type="float">
            <text:p>-17.53</text:p>
          </table:table-cell>
          <table:table-cell office:value-type="float" office:value="-10.68" calcext:value-type="float">
            <text:p>-10.68</text:p>
          </table:table-cell>
          <table:table-cell office:value-type="float" office:value="1112.509" calcext:value-type="float">
            <text:p>1112.5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9.5437723472" calcext:value-type="float">
            <text:p>-329.5437723472</text:p>
          </table:table-cell>
          <table:table-cell office:value-type="float" office:value="3.3990965798" calcext:value-type="float">
            <text:p>3.39909657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I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9" calcext:value-type="float">
            <text:p>112.99</text:p>
          </table:table-cell>
          <table:table-cell office:value-type="float" office:value="24.94" calcext:value-type="float">
            <text:p>24.94</text:p>
          </table:table-cell>
          <table:table-cell office:value-type="float" office:value="-3.55" calcext:value-type="float">
            <text:p>-3.55</text:p>
          </table:table-cell>
          <table:table-cell office:value-type="float" office:value="-10.69" calcext:value-type="float">
            <text:p>-10.69</text:p>
          </table:table-cell>
          <table:table-cell office:value-type="float" office:value="1113.619" calcext:value-type="float">
            <text:p>1113.61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0.6422486938" calcext:value-type="float">
            <text:p>-310.6422486938</text:p>
          </table:table-cell>
          <table:table-cell office:value-type="float" office:value="3.5272297341" calcext:value-type="float">
            <text:p>3.52722973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1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1" calcext:value-type="float">
            <text:p>112.91</text:p>
          </table:table-cell>
          <table:table-cell office:value-type="float" office:value="22.31" calcext:value-type="float">
            <text:p>22.31</text:p>
          </table:table-cell>
          <table:table-cell office:value-type="float" office:value="11.76" calcext:value-type="float">
            <text:p>11.76</text:p>
          </table:table-cell>
          <table:table-cell office:value-type="float" office:value="-10.66" calcext:value-type="float">
            <text:p>-10.66</text:p>
          </table:table-cell>
          <table:table-cell office:value-type="float" office:value="1114.304" calcext:value-type="float">
            <text:p>1114.30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7.8060091738" calcext:value-type="float">
            <text:p>-337.8060091738</text:p>
          </table:table-cell>
          <table:table-cell office:value-type="float" office:value="3.4095066883" calcext:value-type="float">
            <text:p>3.409506688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2" calcext:value-type="float">
            <text:p>112.92</text:p>
          </table:table-cell>
          <table:table-cell office:value-type="float" office:value="11.1" calcext:value-type="float">
            <text:p>11.1</text:p>
          </table:table-cell>
          <table:table-cell office:value-type="float" office:value="22.67" calcext:value-type="float">
            <text:p>22.67</text:p>
          </table:table-cell>
          <table:table-cell office:value-type="float" office:value="-10.67" calcext:value-type="float">
            <text:p>-10.67</text:p>
          </table:table-cell>
          <table:table-cell office:value-type="float" office:value="1112.698" calcext:value-type="float">
            <text:p>1112.69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8.2548395065" calcext:value-type="float">
            <text:p>-418.2548395065</text:p>
          </table:table-cell>
          <table:table-cell office:value-type="float" office:value="3.607874379" calcext:value-type="float">
            <text:p>3.60787437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I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8" calcext:value-type="float">
            <text:p>112.98</text:p>
          </table:table-cell>
          <table:table-cell office:value-type="float" office:value="-4.27" calcext:value-type="float">
            <text:p>-4.27</text:p>
          </table:table-cell>
          <table:table-cell office:value-type="float" office:value="24.85" calcext:value-type="float">
            <text:p>24.85</text:p>
          </table:table-cell>
          <table:table-cell office:value-type="float" office:value="-10.7" calcext:value-type="float">
            <text:p>-10.7</text:p>
          </table:table-cell>
          <table:table-cell office:value-type="float" office:value="1111.282" calcext:value-type="float">
            <text:p>1111.28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5.4304330673" calcext:value-type="float">
            <text:p>-295.4304330673</text:p>
          </table:table-cell>
          <table:table-cell office:value-type="float" office:value="3.2733169421" calcext:value-type="float">
            <text:p>3.27331694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9" calcext:value-type="float">
            <text:p>112.99</text:p>
          </table:table-cell>
          <table:table-cell office:value-type="float" office:value="-18.11" calcext:value-type="float">
            <text:p>-18.11</text:p>
          </table:table-cell>
          <table:table-cell office:value-type="float" office:value="17.54" calcext:value-type="float">
            <text:p>17.54</text:p>
          </table:table-cell>
          <table:table-cell office:value-type="float" office:value="-10.69" calcext:value-type="float">
            <text:p>-10.69</text:p>
          </table:table-cell>
          <table:table-cell office:value-type="float" office:value="1112.732" calcext:value-type="float">
            <text:p>1112.73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6.7466619656" calcext:value-type="float">
            <text:p>-366.7466619656</text:p>
          </table:table-cell>
          <table:table-cell office:value-type="float" office:value="3.6986245706" calcext:value-type="float">
            <text:p>3.69862457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I1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7" calcext:value-type="float">
            <text:p>112.97</text:p>
          </table:table-cell>
          <table:table-cell office:value-type="float" office:value="-24.98" calcext:value-type="float">
            <text:p>-24.98</text:p>
          </table:table-cell>
          <table:table-cell office:value-type="float" office:value="3.53" calcext:value-type="float">
            <text:p>3.53</text:p>
          </table:table-cell>
          <table:table-cell office:value-type="float" office:value="-10.69" calcext:value-type="float">
            <text:p>-10.69</text:p>
          </table:table-cell>
          <table:table-cell office:value-type="float" office:value="1110.2" calcext:value-type="float">
            <text:p>1110.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5.7256631579" calcext:value-type="float">
            <text:p>-285.7256631579</text:p>
          </table:table-cell>
          <table:table-cell office:value-type="float" office:value="3.5921755668" calcext:value-type="float">
            <text:p>3.592175566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I1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2" calcext:value-type="float">
            <text:p>112.92</text:p>
          </table:table-cell>
          <table:table-cell office:value-type="float" office:value="-22.27" calcext:value-type="float">
            <text:p>-22.27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0.66" calcext:value-type="float">
            <text:p>-10.66</text:p>
          </table:table-cell>
          <table:table-cell office:value-type="float" office:value="1113.365" calcext:value-type="float">
            <text:p>1113.36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8.832785088" calcext:value-type="float">
            <text:p>-288.832785088</text:p>
          </table:table-cell>
          <table:table-cell office:value-type="float" office:value="3.489607248" calcext:value-type="float">
            <text:p>3.48960724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I1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2.96" calcext:value-type="float">
            <text:p>112.96</text:p>
          </table:table-cell>
          <table:table-cell office:value-type="float" office:value="-11.13" calcext:value-type="float">
            <text:p>-11.13</text:p>
          </table:table-cell>
          <table:table-cell office:value-type="float" office:value="-22.56" calcext:value-type="float">
            <text:p>-22.56</text:p>
          </table:table-cell>
          <table:table-cell office:value-type="float" office:value="-10.66" calcext:value-type="float">
            <text:p>-10.66</text:p>
          </table:table-cell>
          <table:table-cell office:value-type="float" office:value="1112.609" calcext:value-type="float">
            <text:p>1112.6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4.3753539006" calcext:value-type="float">
            <text:p>-404.3753539006</text:p>
          </table:table-cell>
          <table:table-cell office:value-type="float" office:value="3.842377199" calcext:value-type="float">
            <text:p>3.84237719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I2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3" calcext:value-type="float">
            <text:p>100.93</text:p>
          </table:table-cell>
          <table:table-cell office:value-type="float" office:value="-0.85" calcext:value-type="float">
            <text:p>-0.85</text:p>
          </table:table-cell>
          <table:table-cell office:value-type="float" office:value="-30.15" calcext:value-type="float">
            <text:p>-30.15</text:p>
          </table:table-cell>
          <table:table-cell office:value-type="float" office:value="-5.83" calcext:value-type="float">
            <text:p>-5.83</text:p>
          </table:table-cell>
          <table:table-cell office:value-type="float" office:value="1112.076" calcext:value-type="float">
            <text:p>1112.07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6.3173401114" calcext:value-type="float">
            <text:p>-326.3173401114</text:p>
          </table:table-cell>
          <table:table-cell office:value-type="float" office:value="3.6053138652" calcext:value-type="float">
            <text:p>3.605313865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2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3" calcext:value-type="float">
            <text:p>100.93</text:p>
          </table:table-cell>
          <table:table-cell office:value-type="float" office:value="14.28" calcext:value-type="float">
            <text:p>14.28</text:p>
          </table:table-cell>
          <table:table-cell office:value-type="float" office:value="-26.48" calcext:value-type="float">
            <text:p>-26.48</text:p>
          </table:table-cell>
          <table:table-cell office:value-type="float" office:value="-5.81" calcext:value-type="float">
            <text:p>-5.81</text:p>
          </table:table-cell>
          <table:table-cell office:value-type="float" office:value="1109.081" calcext:value-type="float">
            <text:p>1109.08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2.4792797028" calcext:value-type="float">
            <text:p>-372.4792797028</text:p>
          </table:table-cell>
          <table:table-cell office:value-type="float" office:value="3.6195391162" calcext:value-type="float">
            <text:p>3.619539116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2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2" calcext:value-type="float">
            <text:p>100.92</text:p>
          </table:table-cell>
          <table:table-cell office:value-type="float" office:value="25.64" calcext:value-type="float">
            <text:p>25.64</text:p>
          </table:table-cell>
          <table:table-cell office:value-type="float" office:value="-15.8" calcext:value-type="float">
            <text:p>-15.8</text:p>
          </table:table-cell>
          <table:table-cell office:value-type="float" office:value="-5.81" calcext:value-type="float">
            <text:p>-5.81</text:p>
          </table:table-cell>
          <table:table-cell office:value-type="float" office:value="1113.58" calcext:value-type="float">
            <text:p>1113.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4.2222332444" calcext:value-type="float">
            <text:p>-414.2222332444</text:p>
          </table:table-cell>
          <table:table-cell office:value-type="float" office:value="3.5492945619" calcext:value-type="float">
            <text:p>3.54929456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I2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4" calcext:value-type="float">
            <text:p>100.94</text:p>
          </table:table-cell>
          <table:table-cell office:value-type="float" office:value="30.1" calcext:value-type="float">
            <text:p>30.1</text:p>
          </table:table-cell>
          <table:table-cell office:value-type="float" office:value="-0.94" calcext:value-type="float">
            <text:p>-0.94</text:p>
          </table:table-cell>
          <table:table-cell office:value-type="float" office:value="-5.82" calcext:value-type="float">
            <text:p>-5.82</text:p>
          </table:table-cell>
          <table:table-cell office:value-type="float" office:value="1111.547" calcext:value-type="float">
            <text:p>1111.54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1.790094912" calcext:value-type="float">
            <text:p>-311.790094912</text:p>
          </table:table-cell>
          <table:table-cell office:value-type="float" office:value="3.7231898625" calcext:value-type="float">
            <text:p>3.72318986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I2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4" calcext:value-type="float">
            <text:p>100.94</text:p>
          </table:table-cell>
          <table:table-cell office:value-type="float" office:value="26.46" calcext:value-type="float">
            <text:p>26.46</text:p>
          </table:table-cell>
          <table:table-cell office:value-type="float" office:value="14.1" calcext:value-type="float">
            <text:p>14.1</text:p>
          </table:table-cell>
          <table:table-cell office:value-type="float" office:value="-5.8" calcext:value-type="float">
            <text:p>-5.8</text:p>
          </table:table-cell>
          <table:table-cell office:value-type="float" office:value="1112.153" calcext:value-type="float">
            <text:p>1112.15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0.5000737056" calcext:value-type="float">
            <text:p>-370.5000737056</text:p>
          </table:table-cell>
          <table:table-cell office:value-type="float" office:value="3.705814245" calcext:value-type="float">
            <text:p>3.70581424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I2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5" calcext:value-type="float">
            <text:p>100.95</text:p>
          </table:table-cell>
          <table:table-cell office:value-type="float" office:value="15.89" calcext:value-type="float">
            <text:p>15.89</text:p>
          </table:table-cell>
          <table:table-cell office:value-type="float" office:value="25.53" calcext:value-type="float">
            <text:p>25.53</text:p>
          </table:table-cell>
          <table:table-cell office:value-type="float" office:value="-5.82" calcext:value-type="float">
            <text:p>-5.82</text:p>
          </table:table-cell>
          <table:table-cell office:value-type="float" office:value="1113.585" calcext:value-type="float">
            <text:p>1113.58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4.9320502939" calcext:value-type="float">
            <text:p>-364.9320502939</text:p>
          </table:table-cell>
          <table:table-cell office:value-type="float" office:value="3.6299941839" calcext:value-type="float">
            <text:p>3.629994183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I2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6" calcext:value-type="float">
            <text:p>100.96</text:p>
          </table:table-cell>
          <table:table-cell office:value-type="float" office:value="0.96" calcext:value-type="float">
            <text:p>0.96</text:p>
          </table:table-cell>
          <table:table-cell office:value-type="float" office:value="30.07" calcext:value-type="float">
            <text:p>30.07</text:p>
          </table:table-cell>
          <table:table-cell office:value-type="float" office:value="-5.82" calcext:value-type="float">
            <text:p>-5.82</text:p>
          </table:table-cell>
          <table:table-cell office:value-type="float" office:value="1114.905" calcext:value-type="float">
            <text:p>1114.90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7.2712576638" calcext:value-type="float">
            <text:p>-347.2712576638</text:p>
          </table:table-cell>
          <table:table-cell office:value-type="float" office:value="3.4533976867" calcext:value-type="float">
            <text:p>3.453397686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aI2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1.01" calcext:value-type="float">
            <text:p>101.01</text:p>
          </table:table-cell>
          <table:table-cell office:value-type="float" office:value="-14.24" calcext:value-type="float">
            <text:p>-14.24</text:p>
          </table:table-cell>
          <table:table-cell office:value-type="float" office:value="26.46" calcext:value-type="float">
            <text:p>26.46</text:p>
          </table:table-cell>
          <table:table-cell office:value-type="float" office:value="-5.85" calcext:value-type="float">
            <text:p>-5.85</text:p>
          </table:table-cell>
          <table:table-cell office:value-type="float" office:value="1114.187" calcext:value-type="float">
            <text:p>1114.18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4.4364616954" calcext:value-type="float">
            <text:p>-284.4364616954</text:p>
          </table:table-cell>
          <table:table-cell office:value-type="float" office:value="3.4465595435" calcext:value-type="float">
            <text:p>3.446559543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2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9" calcext:value-type="float">
            <text:p>100.99</text:p>
          </table:table-cell>
          <table:table-cell office:value-type="float" office:value="-25.56" calcext:value-type="float">
            <text:p>-25.56</text:p>
          </table:table-cell>
          <table:table-cell office:value-type="float" office:value="15.81" calcext:value-type="float">
            <text:p>15.81</text:p>
          </table:table-cell>
          <table:table-cell office:value-type="float" office:value="-5.84" calcext:value-type="float">
            <text:p>-5.84</text:p>
          </table:table-cell>
          <table:table-cell office:value-type="float" office:value="1114.352" calcext:value-type="float">
            <text:p>1114.35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4.1911006977" calcext:value-type="float">
            <text:p>-314.1911006977</text:p>
          </table:table-cell>
          <table:table-cell office:value-type="float" office:value="3.581274698" calcext:value-type="float">
            <text:p>3.58127469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I2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5" calcext:value-type="float">
            <text:p>100.95</text:p>
          </table:table-cell>
          <table:table-cell office:value-type="float" office:value="-30.04" calcext:value-type="float">
            <text:p>-30.04</text:p>
          </table:table-cell>
          <table:table-cell office:value-type="float" office:value="0.89" calcext:value-type="float">
            <text:p>0.89</text:p>
          </table:table-cell>
          <table:table-cell office:value-type="float" office:value="-5.82" calcext:value-type="float">
            <text:p>-5.82</text:p>
          </table:table-cell>
          <table:table-cell office:value-type="float" office:value="1112.46" calcext:value-type="float">
            <text:p>1112.4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9.8644260126" calcext:value-type="float">
            <text:p>-359.8644260126</text:p>
          </table:table-cell>
          <table:table-cell office:value-type="float" office:value="3.6706355373" calcext:value-type="float">
            <text:p>3.670635537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aI3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93" calcext:value-type="float">
            <text:p>100.93</text:p>
          </table:table-cell>
          <table:table-cell office:value-type="float" office:value="-26.51" calcext:value-type="float">
            <text:p>-26.51</text:p>
          </table:table-cell>
          <table:table-cell office:value-type="float" office:value="-14.31" calcext:value-type="float">
            <text:p>-14.31</text:p>
          </table:table-cell>
          <table:table-cell office:value-type="float" office:value="-5.82" calcext:value-type="float">
            <text:p>-5.82</text:p>
          </table:table-cell>
          <table:table-cell office:value-type="float" office:value="1113.659" calcext:value-type="float">
            <text:p>1113.65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7.9258660435" calcext:value-type="float">
            <text:p>-417.9258660435</text:p>
          </table:table-cell>
          <table:table-cell office:value-type="float" office:value="3.7422439685" calcext:value-type="float">
            <text:p>3.742243968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I3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.89" calcext:value-type="float">
            <text:p>100.89</text:p>
          </table:table-cell>
          <table:table-cell office:value-type="float" office:value="-15.77" calcext:value-type="float">
            <text:p>-15.77</text:p>
          </table:table-cell>
          <table:table-cell office:value-type="float" office:value="-25.59" calcext:value-type="float">
            <text:p>-25.59</text:p>
          </table:table-cell>
          <table:table-cell office:value-type="float" office:value="-5.78" calcext:value-type="float">
            <text:p>-5.78</text:p>
          </table:table-cell>
          <table:table-cell office:value-type="float" office:value="1112.851" calcext:value-type="float">
            <text:p>1112.85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0.26920252" calcext:value-type="float">
            <text:p>-340.26920252</text:p>
          </table:table-cell>
          <table:table-cell office:value-type="float" office:value="3.4272167908" calcext:value-type="float">
            <text:p>3.427216790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I3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office:value-type="float" office:value="-0.91" calcext:value-type="float">
            <text:p>-0.91</text:p>
          </table:table-cell>
          <table:table-cell office:value-type="float" office:value="-33.53" calcext:value-type="float">
            <text:p>-33.53</text:p>
          </table:table-cell>
          <table:table-cell office:value-type="float" office:value="-0.88" calcext:value-type="float">
            <text:p>-0.88</text:p>
          </table:table-cell>
          <table:table-cell office:value-type="float" office:value="1107.443" calcext:value-type="float">
            <text:p>1107.44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6.6382634127" calcext:value-type="float">
            <text:p>-376.6382634127</text:p>
          </table:table-cell>
          <table:table-cell office:value-type="float" office:value="4.3767400669" calcext:value-type="float">
            <text:p>4.37674006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aI3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6" calcext:value-type="float">
            <text:p>91.56</text:p>
          </table:table-cell>
          <table:table-cell office:value-type="float" office:value="13.61" calcext:value-type="float">
            <text:p>13.61</text:p>
          </table:table-cell>
          <table:table-cell office:value-type="float" office:value="-30.5" calcext:value-type="float">
            <text:p>-30.5</text:p>
          </table:table-cell>
          <table:table-cell office:value-type="float" office:value="-0.91" calcext:value-type="float">
            <text:p>-0.91</text:p>
          </table:table-cell>
          <table:table-cell office:value-type="float" office:value="1107.04" calcext:value-type="float">
            <text:p>1107.0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1.8075711412" calcext:value-type="float">
            <text:p>-301.8075711412</text:p>
          </table:table-cell>
          <table:table-cell office:value-type="float" office:value="3.4396902806" calcext:value-type="float">
            <text:p>3.43969028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I3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5" calcext:value-type="float">
            <text:p>91.55</text:p>
          </table:table-cell>
          <table:table-cell office:value-type="float" office:value="25.59" calcext:value-type="float">
            <text:p>25.59</text:p>
          </table:table-cell>
          <table:table-cell office:value-type="float" office:value="-21.55" calcext:value-type="float">
            <text:p>-21.55</text:p>
          </table:table-cell>
          <table:table-cell office:value-type="float" office:value="-0.91" calcext:value-type="float">
            <text:p>-0.91</text:p>
          </table:table-cell>
          <table:table-cell office:value-type="float" office:value="1107.88" calcext:value-type="float">
            <text:p>1107.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4.2435700643" calcext:value-type="float">
            <text:p>-384.2435700643</text:p>
          </table:table-cell>
          <table:table-cell office:value-type="float" office:value="3.5085347358" calcext:value-type="float">
            <text:p>3.50853473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I3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office:value-type="float" office:value="32.5" calcext:value-type="float">
            <text:p>32.5</text:p>
          </table:table-cell>
          <table:table-cell office:value-type="float" office:value="-8.27" calcext:value-type="float">
            <text:p>-8.27</text:p>
          </table:table-cell>
          <table:table-cell office:value-type="float" office:value="-0.88" calcext:value-type="float">
            <text:p>-0.88</text:p>
          </table:table-cell>
          <table:table-cell office:value-type="float" office:value="1108.765" calcext:value-type="float">
            <text:p>1108.76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8.2725935767" calcext:value-type="float">
            <text:p>-368.2725935767</text:p>
          </table:table-cell>
          <table:table-cell office:value-type="float" office:value="3.5186568848" calcext:value-type="float">
            <text:p>3.51865688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I3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2" calcext:value-type="float">
            <text:p>91.52</text:p>
          </table:table-cell>
          <table:table-cell office:value-type="float" office:value="32.77" calcext:value-type="float">
            <text:p>32.77</text:p>
          </table:table-cell>
          <table:table-cell office:value-type="float" office:value="6.46" calcext:value-type="float">
            <text:p>6.46</text:p>
          </table:table-cell>
          <table:table-cell office:value-type="float" office:value="-0.89" calcext:value-type="float">
            <text:p>-0.89</text:p>
          </table:table-cell>
          <table:table-cell office:value-type="float" office:value="1107.94" calcext:value-type="float">
            <text:p>1107.9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6.583293991" calcext:value-type="float">
            <text:p>-336.583293991</text:p>
          </table:table-cell>
          <table:table-cell office:value-type="float" office:value="3.7676050666" calcext:value-type="float">
            <text:p>3.767605066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I3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3" calcext:value-type="float">
            <text:p>91.53</text:p>
          </table:table-cell>
          <table:table-cell office:value-type="float" office:value="26.75" calcext:value-type="float">
            <text:p>26.75</text:p>
          </table:table-cell>
          <table:table-cell office:value-type="float" office:value="20.16" calcext:value-type="float">
            <text:p>20.16</text:p>
          </table:table-cell>
          <table:table-cell office:value-type="float" office:value="-0.89" calcext:value-type="float">
            <text:p>-0.89</text:p>
          </table:table-cell>
          <table:table-cell office:value-type="float" office:value="1108.558" calcext:value-type="float">
            <text:p>1108.5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4.9075629789" calcext:value-type="float">
            <text:p>-374.9075629789</text:p>
          </table:table-cell>
          <table:table-cell office:value-type="float" office:value="3.66803794" calcext:value-type="float">
            <text:p>3.668037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aI3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6" calcext:value-type="float">
            <text:p>91.56</text:p>
          </table:table-cell>
          <table:table-cell office:value-type="float" office:value="15.31" calcext:value-type="float">
            <text:p>15.31</text:p>
          </table:table-cell>
          <table:table-cell office:value-type="float" office:value="29.74" calcext:value-type="float">
            <text:p>29.74</text:p>
          </table:table-cell>
          <table:table-cell office:value-type="float" office:value="-0.91" calcext:value-type="float">
            <text:p>-0.91</text:p>
          </table:table-cell>
          <table:table-cell office:value-type="float" office:value="1107.422" calcext:value-type="float">
            <text:p>1107.42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6.1895709431" calcext:value-type="float">
            <text:p>-426.1895709431</text:p>
          </table:table-cell>
          <table:table-cell office:value-type="float" office:value="3.691756859" calcext:value-type="float">
            <text:p>3.6917568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aI39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office:value-type="float" office:value="0.91" calcext:value-type="float">
            <text:p>0.91</text:p>
          </table:table-cell>
          <table:table-cell office:value-type="float" office:value="33.45" calcext:value-type="float">
            <text:p>33.45</text:p>
          </table:table-cell>
          <table:table-cell office:value-type="float" office:value="-0.88" calcext:value-type="float">
            <text:p>-0.88</text:p>
          </table:table-cell>
          <table:table-cell office:value-type="float" office:value="1107.323" calcext:value-type="float">
            <text:p>1107.32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1.1032245558" calcext:value-type="float">
            <text:p>-411.1032245558</text:p>
          </table:table-cell>
          <table:table-cell office:value-type="float" office:value="3.5037897049" calcext:value-type="float">
            <text:p>3.50378970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I4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5" calcext:value-type="float">
            <text:p>91.55</text:p>
          </table:table-cell>
          <table:table-cell office:value-type="float" office:value="-13.65" calcext:value-type="float">
            <text:p>-13.65</text:p>
          </table:table-cell>
          <table:table-cell office:value-type="float" office:value="30.5" calcext:value-type="float">
            <text:p>30.5</text:p>
          </table:table-cell>
          <table:table-cell office:value-type="float" office:value="-0.9" calcext:value-type="float">
            <text:p>-0.9</text:p>
          </table:table-cell>
          <table:table-cell office:value-type="float" office:value="1109.036" calcext:value-type="float">
            <text:p>1109.03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3.2554760424" calcext:value-type="float">
            <text:p>-393.2554760424</text:p>
          </table:table-cell>
          <table:table-cell office:value-type="float" office:value="3.5193037816" calcext:value-type="float">
            <text:p>3.51930378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I4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5" calcext:value-type="float">
            <text:p>91.55</text:p>
          </table:table-cell>
          <table:table-cell office:value-type="float" office:value="-25.62" calcext:value-type="float">
            <text:p>-25.62</text:p>
          </table:table-cell>
          <table:table-cell office:value-type="float" office:value="21.56" calcext:value-type="float">
            <text:p>21.56</text:p>
          </table:table-cell>
          <table:table-cell office:value-type="float" office:value="-0.91" calcext:value-type="float">
            <text:p>-0.91</text:p>
          </table:table-cell>
          <table:table-cell office:value-type="float" office:value="1109.361" calcext:value-type="float">
            <text:p>1109.36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5.5004300175" calcext:value-type="float">
            <text:p>-325.5004300175</text:p>
          </table:table-cell>
          <table:table-cell office:value-type="float" office:value="4.2516565463" calcext:value-type="float">
            <text:p>4.251656546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I4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office:value-type="float" office:value="-32.34" calcext:value-type="float">
            <text:p>-32.34</text:p>
          </table:table-cell>
          <table:table-cell office:value-type="float" office:value="8.46" calcext:value-type="float">
            <text:p>8.46</text:p>
          </table:table-cell>
          <table:table-cell office:value-type="float" office:value="-0.87" calcext:value-type="float">
            <text:p>-0.87</text:p>
          </table:table-cell>
          <table:table-cell office:value-type="float" office:value="1112.663" calcext:value-type="float">
            <text:p>1112.66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6.6848857103" calcext:value-type="float">
            <text:p>-346.6848857103</text:p>
          </table:table-cell>
          <table:table-cell office:value-type="float" office:value="3.6611954077" calcext:value-type="float">
            <text:p>3.661195407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aI43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3" calcext:value-type="float">
            <text:p>91.53</text:p>
          </table:table-cell>
          <table:table-cell office:value-type="float" office:value="-32.78" calcext:value-type="float">
            <text:p>-32.78</text:p>
          </table:table-cell>
          <table:table-cell office:value-type="float" office:value="-6.58" calcext:value-type="float">
            <text:p>-6.58</text:p>
          </table:table-cell>
          <table:table-cell office:value-type="float" office:value="-0.89" calcext:value-type="float">
            <text:p>-0.89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4.1537108977" calcext:value-type="float">
            <text:p>-354.1537108977</text:p>
          </table:table-cell>
          <table:table-cell office:value-type="float" office:value="3.5611332979" calcext:value-type="float">
            <text:p>3.56113329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aI4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4" calcext:value-type="float">
            <text:p>91.54</text:p>
          </table:table-cell>
          <table:table-cell office:value-type="float" office:value="-26.74" calcext:value-type="float">
            <text:p>-26.74</text:p>
          </table:table-cell>
          <table:table-cell office:value-type="float" office:value="-20.08" calcext:value-type="float">
            <text:p>-20.08</text:p>
          </table:table-cell>
          <table:table-cell office:value-type="float" office:value="-0.9" calcext:value-type="float">
            <text:p>-0.9</text:p>
          </table:table-cell>
          <table:table-cell office:value-type="float" office:value="1113.081" calcext:value-type="float">
            <text:p>1113.08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7.50689503" calcext:value-type="float">
            <text:p>-397.50689503</text:p>
          </table:table-cell>
          <table:table-cell office:value-type="float" office:value="3.3722287913" calcext:value-type="float">
            <text:p>3.37222879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I4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.52" calcext:value-type="float">
            <text:p>91.52</text:p>
          </table:table-cell>
          <table:table-cell office:value-type="float" office:value="-15.35" calcext:value-type="float">
            <text:p>-15.35</text:p>
          </table:table-cell>
          <table:table-cell office:value-type="float" office:value="-29.81" calcext:value-type="float">
            <text:p>-29.81</text:p>
          </table:table-cell>
          <table:table-cell office:value-type="float" office:value="-0.89" calcext:value-type="float">
            <text:p>-0.89</text:p>
          </table:table-cell>
          <table:table-cell office:value-type="float" office:value="1111.991" calcext:value-type="float">
            <text:p>1111.99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4.6779427024" calcext:value-type="float">
            <text:p>-374.6779427024</text:p>
          </table:table-cell>
          <table:table-cell office:value-type="float" office:value="3.3383551101" calcext:value-type="float">
            <text:p>3.33835511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I4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81" calcext:value-type="float">
            <text:p>83.81</text:p>
          </table:table-cell>
          <table:table-cell office:value-type="float" office:value="7.94" calcext:value-type="float">
            <text:p>7.94</text:p>
          </table:table-cell>
          <table:table-cell office:value-type="float" office:value="-39.01" calcext:value-type="float">
            <text:p>-39.01</text:p>
          </table:table-cell>
          <table:table-cell office:value-type="float" office:value="4.32" calcext:value-type="float">
            <text:p>4.32</text:p>
          </table:table-cell>
          <table:table-cell office:value-type="float" office:value="1108.343" calcext:value-type="float">
            <text:p>1108.34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1.9398902719" calcext:value-type="float">
            <text:p>-431.9398902719</text:p>
          </table:table-cell>
          <table:table-cell office:value-type="float" office:value="3.4894050079" calcext:value-type="float">
            <text:p>3.489405007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I47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8" calcext:value-type="float">
            <text:p>83.48</text:p>
          </table:table-cell>
          <table:table-cell office:value-type="float" office:value="22.33" calcext:value-type="float">
            <text:p>22.33</text:p>
          </table:table-cell>
          <table:table-cell office:value-type="float" office:value="-30.21" calcext:value-type="float">
            <text:p>-30.21</text:p>
          </table:table-cell>
          <table:table-cell office:value-type="float" office:value="4.3" calcext:value-type="float">
            <text:p>4.3</text:p>
          </table:table-cell>
          <table:table-cell office:value-type="float" office:value="1108.683" calcext:value-type="float">
            <text:p>1108.6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4.271462222" calcext:value-type="float">
            <text:p>-324.271462222</text:p>
          </table:table-cell>
          <table:table-cell office:value-type="float" office:value="3.5078392297" calcext:value-type="float">
            <text:p>3.507839229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I4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55" calcext:value-type="float">
            <text:p>83.55</text:p>
          </table:table-cell>
          <table:table-cell office:value-type="float" office:value="30.95" calcext:value-type="float">
            <text:p>30.95</text:p>
          </table:table-cell>
          <table:table-cell office:value-type="float" office:value="-21.57" calcext:value-type="float">
            <text:p>-21.57</text:p>
          </table:table-cell>
          <table:table-cell office:value-type="float" office:value="4.27" calcext:value-type="float">
            <text:p>4.27</text:p>
          </table:table-cell>
          <table:table-cell office:value-type="float" office:value="1107.729" calcext:value-type="float">
            <text:p>1107.72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64.4723276345" calcext:value-type="float">
            <text:p>-464.4723276345</text:p>
          </table:table-cell>
          <table:table-cell office:value-type="float" office:value="3.466090547" calcext:value-type="float">
            <text:p>3.46609054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aI49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" calcext:value-type="float">
            <text:p>83.49</text:p>
          </table:table-cell>
          <table:table-cell office:value-type="float" office:value="35.18" calcext:value-type="float">
            <text:p>35.18</text:p>
          </table:table-cell>
          <table:table-cell office:value-type="float" office:value="-12.98" calcext:value-type="float">
            <text:p>-12.98</text:p>
          </table:table-cell>
          <table:table-cell office:value-type="float" office:value="4.28" calcext:value-type="float">
            <text:p>4.28</text:p>
          </table:table-cell>
          <table:table-cell office:value-type="float" office:value="1104.532" calcext:value-type="float">
            <text:p>1104.53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8.1803357273" calcext:value-type="float">
            <text:p>-398.1803357273</text:p>
          </table:table-cell>
          <table:table-cell office:value-type="float" office:value="3.5449229304" calcext:value-type="float">
            <text:p>3.544922930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I5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5" calcext:value-type="float">
            <text:p>83.45</text:p>
          </table:table-cell>
          <table:table-cell office:value-type="float" office:value="36.9" calcext:value-type="float">
            <text:p>36.9</text:p>
          </table:table-cell>
          <table:table-cell office:value-type="float" office:value="-4.33" calcext:value-type="float">
            <text:p>-4.33</text:p>
          </table:table-cell>
          <table:table-cell office:value-type="float" office:value="4.26" calcext:value-type="float">
            <text:p>4.26</text:p>
          </table:table-cell>
          <table:table-cell office:value-type="float" office:value="1110.769" calcext:value-type="float">
            <text:p>1110.76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512.7902417454" calcext:value-type="float">
            <text:p>-512.7902417454</text:p>
          </table:table-cell>
          <table:table-cell office:value-type="float" office:value="5.4601323194" calcext:value-type="float">
            <text:p>5.460132319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aI5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5" calcext:value-type="float">
            <text:p>83.45</text:p>
          </table:table-cell>
          <table:table-cell office:value-type="float" office:value="36.99" calcext:value-type="float">
            <text:p>36.99</text:p>
          </table:table-cell>
          <table:table-cell office:value-type="float" office:value="4.4" calcext:value-type="float">
            <text:p>4.4</text:p>
          </table:table-cell>
          <table:table-cell office:value-type="float" office:value="4.28" calcext:value-type="float">
            <text:p>4.28</text:p>
          </table:table-cell>
          <table:table-cell office:value-type="float" office:value="1111.802" calcext:value-type="float">
            <text:p>1111.8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4.3505124519" calcext:value-type="float">
            <text:p>-424.3505124519</text:p>
          </table:table-cell>
          <table:table-cell office:value-type="float" office:value="3.5604955074" calcext:value-type="float">
            <text:p>3.560495507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I5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52" calcext:value-type="float">
            <text:p>83.52</text:p>
          </table:table-cell>
          <table:table-cell office:value-type="float" office:value="35.37" calcext:value-type="float">
            <text:p>35.37</text:p>
          </table:table-cell>
          <table:table-cell office:value-type="float" office:value="13.01" calcext:value-type="float">
            <text:p>13.01</text:p>
          </table:table-cell>
          <table:table-cell office:value-type="float" office:value="4.28" calcext:value-type="float">
            <text:p>4.28</text:p>
          </table:table-cell>
          <table:table-cell office:value-type="float" office:value="1105.313" calcext:value-type="float">
            <text:p>1105.31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8.504375187" calcext:value-type="float">
            <text:p>-428.504375187</text:p>
          </table:table-cell>
          <table:table-cell office:value-type="float" office:value="3.7449726949" calcext:value-type="float">
            <text:p>3.744972694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aI5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6" calcext:value-type="float">
            <text:p>83.46</text:p>
          </table:table-cell>
          <table:table-cell office:value-type="float" office:value="30.83" calcext:value-type="float">
            <text:p>30.83</text:p>
          </table:table-cell>
          <table:table-cell office:value-type="float" office:value="21.57" calcext:value-type="float">
            <text:p>21.57</text:p>
          </table:table-cell>
          <table:table-cell office:value-type="float" office:value="4.31" calcext:value-type="float">
            <text:p>4.31</text:p>
          </table:table-cell>
          <table:table-cell office:value-type="float" office:value="1105.267" calcext:value-type="float">
            <text:p>1105.26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0.4052372592" calcext:value-type="float">
            <text:p>-410.4052372592</text:p>
          </table:table-cell>
          <table:table-cell office:value-type="float" office:value="3.596180383" calcext:value-type="float">
            <text:p>3.59618038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aI5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3" calcext:value-type="float">
            <text:p>83.43</text:p>
          </table:table-cell>
          <table:table-cell office:value-type="float" office:value="22.38" calcext:value-type="float">
            <text:p>22.38</text:p>
          </table:table-cell>
          <table:table-cell office:value-type="float" office:value="30.25" calcext:value-type="float">
            <text:p>30.25</text:p>
          </table:table-cell>
          <table:table-cell office:value-type="float" office:value="4.34" calcext:value-type="float">
            <text:p>4.34</text:p>
          </table:table-cell>
          <table:table-cell office:value-type="float" office:value="1106.86" calcext:value-type="float">
            <text:p>1106.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9.6161709294" calcext:value-type="float">
            <text:p>-439.6161709294</text:p>
          </table:table-cell>
          <table:table-cell office:value-type="float" office:value="3.7982928296" calcext:value-type="float">
            <text:p>3.798292829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aI5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8" calcext:value-type="float">
            <text:p>83.8</text:p>
          </table:table-cell>
          <table:table-cell office:value-type="float" office:value="8.02" calcext:value-type="float">
            <text:p>8.02</text:p>
          </table:table-cell>
          <table:table-cell office:value-type="float" office:value="39.07" calcext:value-type="float">
            <text:p>39.07</text:p>
          </table:table-cell>
          <table:table-cell office:value-type="float" office:value="4.33" calcext:value-type="float">
            <text:p>4.33</text:p>
          </table:table-cell>
          <table:table-cell office:value-type="float" office:value="1107.96" calcext:value-type="float">
            <text:p>1107.9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4.3364621766" calcext:value-type="float">
            <text:p>-414.3364621766</text:p>
          </table:table-cell>
          <table:table-cell office:value-type="float" office:value="3.616531016" calcext:value-type="float">
            <text:p>3.6165310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aI56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84" calcext:value-type="float">
            <text:p>83.84</text:p>
          </table:table-cell>
          <table:table-cell office:value-type="float" office:value="-8.07" calcext:value-type="float">
            <text:p>-8.07</text:p>
          </table:table-cell>
          <table:table-cell office:value-type="float" office:value="39.04" calcext:value-type="float">
            <text:p>39.04</text:p>
          </table:table-cell>
          <table:table-cell office:value-type="float" office:value="4.3" calcext:value-type="float">
            <text:p>4.3</text:p>
          </table:table-cell>
          <table:table-cell office:value-type="float" office:value="1107.441" calcext:value-type="float">
            <text:p>1107.44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1.1238745315" calcext:value-type="float">
            <text:p>-351.1238745315</text:p>
          </table:table-cell>
          <table:table-cell office:value-type="float" office:value="3.5321744658" calcext:value-type="float">
            <text:p>3.532174465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I5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3" calcext:value-type="float">
            <text:p>83.43</text:p>
          </table:table-cell>
          <table:table-cell office:value-type="float" office:value="-22.26" calcext:value-type="float">
            <text:p>-22.26</text:p>
          </table:table-cell>
          <table:table-cell office:value-type="float" office:value="30.21" calcext:value-type="float">
            <text:p>30.21</text:p>
          </table:table-cell>
          <table:table-cell office:value-type="float" office:value="4.32" calcext:value-type="float">
            <text:p>4.32</text:p>
          </table:table-cell>
          <table:table-cell office:value-type="float" office:value="1107.876" calcext:value-type="float">
            <text:p>1107.87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2.1381294385" calcext:value-type="float">
            <text:p>-432.1381294385</text:p>
          </table:table-cell>
          <table:table-cell office:value-type="float" office:value="3.4830504651" calcext:value-type="float">
            <text:p>3.483050465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aI5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52" calcext:value-type="float">
            <text:p>83.52</text:p>
          </table:table-cell>
          <table:table-cell office:value-type="float" office:value="-30.81" calcext:value-type="float">
            <text:p>-30.81</text:p>
          </table:table-cell>
          <table:table-cell office:value-type="float" office:value="21.6" calcext:value-type="float">
            <text:p>21.6</text:p>
          </table:table-cell>
          <table:table-cell office:value-type="float" office:value="4.27" calcext:value-type="float">
            <text:p>4.27</text:p>
          </table:table-cell>
          <table:table-cell office:value-type="float" office:value="1108.142" calcext:value-type="float">
            <text:p>1108.14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65.9696400708" calcext:value-type="float">
            <text:p>-465.9696400708</text:p>
          </table:table-cell>
          <table:table-cell office:value-type="float" office:value="3.7746098983" calcext:value-type="float">
            <text:p>3.774609898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I5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4" calcext:value-type="float">
            <text:p>83.44</text:p>
          </table:table-cell>
          <table:table-cell office:value-type="float" office:value="-35.35" calcext:value-type="float">
            <text:p>-35.35</text:p>
          </table:table-cell>
          <table:table-cell office:value-type="float" office:value="12.88" calcext:value-type="float">
            <text:p>12.88</text:p>
          </table:table-cell>
          <table:table-cell office:value-type="float" office:value="4.32" calcext:value-type="float">
            <text:p>4.32</text:p>
          </table:table-cell>
          <table:table-cell office:value-type="float" office:value="1107.683" calcext:value-type="float">
            <text:p>1107.6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2.1013079233" calcext:value-type="float">
            <text:p>-442.1013079233</text:p>
          </table:table-cell>
          <table:table-cell office:value-type="float" office:value="3.5211134615" calcext:value-type="float">
            <text:p>3.52111346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aI6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2" calcext:value-type="float">
            <text:p>83.42</text:p>
          </table:table-cell>
          <table:table-cell office:value-type="float" office:value="-36.93" calcext:value-type="float">
            <text:p>-36.93</text:p>
          </table:table-cell>
          <table:table-cell office:value-type="float" office:value="4.46" calcext:value-type="float">
            <text:p>4.46</text:p>
          </table:table-cell>
          <table:table-cell office:value-type="float" office:value="4.29" calcext:value-type="float">
            <text:p>4.29</text:p>
          </table:table-cell>
          <table:table-cell office:value-type="float" office:value="1114.242" calcext:value-type="float">
            <text:p>1114.24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8.3353335178" calcext:value-type="float">
            <text:p>-448.3353335178</text:p>
          </table:table-cell>
          <table:table-cell office:value-type="float" office:value="4.2126407101" calcext:value-type="float">
            <text:p>4.212640710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aI6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4" calcext:value-type="float">
            <text:p>83.44</text:p>
          </table:table-cell>
          <table:table-cell office:value-type="float" office:value="-36.85" calcext:value-type="float">
            <text:p>-36.85</text:p>
          </table:table-cell>
          <table:table-cell office:value-type="float" office:value="-4.41" calcext:value-type="float">
            <text:p>-4.41</text:p>
          </table:table-cell>
          <table:table-cell office:value-type="float" office:value="4.27" calcext:value-type="float">
            <text:p>4.27</text:p>
          </table:table-cell>
          <table:table-cell office:value-type="float" office:value="1114.566" calcext:value-type="float">
            <text:p>1114.56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5.9294457136" calcext:value-type="float">
            <text:p>-445.9294457136</text:p>
          </table:table-cell>
          <table:table-cell office:value-type="float" office:value="3.6986880683" calcext:value-type="float">
            <text:p>3.698688068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aI62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8" calcext:value-type="float">
            <text:p>83.48</text:p>
          </table:table-cell>
          <table:table-cell office:value-type="float" office:value="-35.24" calcext:value-type="float">
            <text:p>-35.24</text:p>
          </table:table-cell>
          <table:table-cell office:value-type="float" office:value="-12.93" calcext:value-type="float">
            <text:p>-12.93</text:p>
          </table:table-cell>
          <table:table-cell office:value-type="float" office:value="4.29" calcext:value-type="float">
            <text:p>4.29</text:p>
          </table:table-cell>
          <table:table-cell office:value-type="float" office:value="1110.35" calcext:value-type="float">
            <text:p>1110.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2.817746387" calcext:value-type="float">
            <text:p>-282.817746387</text:p>
          </table:table-cell>
          <table:table-cell office:value-type="float" office:value="3.4171249941" calcext:value-type="float">
            <text:p>3.4171249941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I6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3" calcext:value-type="float">
            <text:p>83.43</text:p>
          </table:table-cell>
          <table:table-cell office:value-type="float" office:value="-30.72" calcext:value-type="float">
            <text:p>-30.72</text:p>
          </table:table-cell>
          <table:table-cell office:value-type="float" office:value="-21.59" calcext:value-type="float">
            <text:p>-21.59</text:p>
          </table:table-cell>
          <table:table-cell office:value-type="float" office:value="4.32" calcext:value-type="float">
            <text:p>4.32</text:p>
          </table:table-cell>
          <table:table-cell office:value-type="float" office:value="1109.235" calcext:value-type="float">
            <text:p>1109.2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8.3219090717" calcext:value-type="float">
            <text:p>-418.3219090717</text:p>
          </table:table-cell>
          <table:table-cell office:value-type="float" office:value="3.6590165757" calcext:value-type="float">
            <text:p>3.659016575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aI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52" calcext:value-type="float">
            <text:p>83.52</text:p>
          </table:table-cell>
          <table:table-cell office:value-type="float" office:value="-22.37" calcext:value-type="float">
            <text:p>-22.37</text:p>
          </table:table-cell>
          <table:table-cell office:value-type="float" office:value="-30.16" calcext:value-type="float">
            <text:p>-30.16</text:p>
          </table:table-cell>
          <table:table-cell office:value-type="float" office:value="4.26" calcext:value-type="float">
            <text:p>4.26</text:p>
          </table:table-cell>
          <table:table-cell office:value-type="float" office:value="1105.307" calcext:value-type="float">
            <text:p>1105.3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5.0728651854" calcext:value-type="float">
            <text:p>-305.0728651854</text:p>
          </table:table-cell>
          <table:table-cell office:value-type="float" office:value="3.6318291355" calcext:value-type="float">
            <text:p>3.63182913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aI6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87" calcext:value-type="float">
            <text:p>83.87</text:p>
          </table:table-cell>
          <table:table-cell office:value-type="float" office:value="-7.88" calcext:value-type="float">
            <text:p>-7.88</text:p>
          </table:table-cell>
          <table:table-cell office:value-type="float" office:value="-39.01" calcext:value-type="float">
            <text:p>-39.01</text:p>
          </table:table-cell>
          <table:table-cell office:value-type="float" office:value="4.27" calcext:value-type="float">
            <text:p>4.27</text:p>
          </table:table-cell>
          <table:table-cell office:value-type="float" office:value="1108.126" calcext:value-type="float">
            <text:p>1108.12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46.4817401519" calcext:value-type="float">
            <text:p>-246.4817401519</text:p>
          </table:table-cell>
          <table:table-cell office:value-type="float" office:value="3.6109259147" calcext:value-type="float">
            <text:p>3.610925914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aI66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68" calcext:value-type="float">
            <text:p>75.68</text:p>
          </table:table-cell>
          <table:table-cell office:value-type="float" office:value="8.04" calcext:value-type="float">
            <text:p>8.04</text:p>
          </table:table-cell>
          <table:table-cell office:value-type="float" office:value="-39.18" calcext:value-type="float">
            <text:p>-39.18</text:p>
          </table:table-cell>
          <table:table-cell office:value-type="float" office:value="10.21" calcext:value-type="float">
            <text:p>10.21</text:p>
          </table:table-cell>
          <table:table-cell office:value-type="float" office:value="1107.688" calcext:value-type="float">
            <text:p>1107.6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194.911324924" calcext:value-type="float">
            <text:p>-194.911324924</text:p>
          </table:table-cell>
          <table:table-cell office:value-type="float" office:value="3.366957466" calcext:value-type="float">
            <text:p>3.36695746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aI6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4.93" calcext:value-type="float">
            <text:p>74.93</text:p>
          </table:table-cell>
          <table:table-cell office:value-type="float" office:value="22.48" calcext:value-type="float">
            <text:p>22.48</text:p>
          </table:table-cell>
          <table:table-cell office:value-type="float" office:value="-30.35" calcext:value-type="float">
            <text:p>-30.35</text:p>
          </table:table-cell>
          <table:table-cell office:value-type="float" office:value="10.17" calcext:value-type="float">
            <text:p>10.17</text:p>
          </table:table-cell>
          <table:table-cell office:value-type="float" office:value="1106.658" calcext:value-type="float">
            <text:p>1106.6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31.0740707784" calcext:value-type="float">
            <text:p>-231.0740707784</text:p>
          </table:table-cell>
          <table:table-cell office:value-type="float" office:value="3.5569818085" calcext:value-type="float">
            <text:p>3.556981808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I68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1.22" calcext:value-type="float">
            <text:p>31.22</text:p>
          </table:table-cell>
          <table:table-cell office:value-type="float" office:value="-21.65" calcext:value-type="float">
            <text:p>-21.65</text:p>
          </table:table-cell>
          <table:table-cell office:value-type="float" office:value="10.18" calcext:value-type="float">
            <text:p>10.18</text:p>
          </table:table-cell>
          <table:table-cell office:value-type="float" office:value="1107.674" calcext:value-type="float">
            <text:p>1107.67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183.716822931" calcext:value-type="float">
            <text:p>-183.716822931</text:p>
          </table:table-cell>
          <table:table-cell office:value-type="float" office:value="3.3859273654" calcext:value-type="float">
            <text:p>3.385927365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aI6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6" calcext:value-type="float">
            <text:p>75.06</text:p>
          </table:table-cell>
          <table:table-cell office:value-type="float" office:value="35.69" calcext:value-type="float">
            <text:p>35.69</text:p>
          </table:table-cell>
          <table:table-cell office:value-type="float" office:value="-13.08" calcext:value-type="float">
            <text:p>-13.08</text:p>
          </table:table-cell>
          <table:table-cell office:value-type="float" office:value="10.14" calcext:value-type="float">
            <text:p>10.14</text:p>
          </table:table-cell>
          <table:table-cell office:value-type="float" office:value="1106.922" calcext:value-type="float">
            <text:p>1106.92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2.5011032713" calcext:value-type="float">
            <text:p>-392.5011032713</text:p>
          </table:table-cell>
          <table:table-cell office:value-type="float" office:value="3.5277976223" calcext:value-type="float">
            <text:p>3.52779762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I7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2" calcext:value-type="float">
            <text:p>75.2</text:p>
          </table:table-cell>
          <table:table-cell office:value-type="float" office:value="37.85" calcext:value-type="float">
            <text:p>37.85</text:p>
          </table:table-cell>
          <table:table-cell office:value-type="float" office:value="-4.35" calcext:value-type="float">
            <text:p>-4.35</text:p>
          </table:table-cell>
          <table:table-cell office:value-type="float" office:value="10.06" calcext:value-type="float">
            <text:p>10.06</text:p>
          </table:table-cell>
          <table:table-cell office:value-type="float" office:value="1107.679" calcext:value-type="float">
            <text:p>1107.6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7.3908226788" calcext:value-type="float">
            <text:p>-337.3908226788</text:p>
          </table:table-cell>
          <table:table-cell office:value-type="float" office:value="3.407806076" calcext:value-type="float">
            <text:p>3.4078060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aI7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5" calcext:value-type="float">
            <text:p>75.05</text:p>
          </table:table-cell>
          <table:table-cell office:value-type="float" office:value="37.7" calcext:value-type="float">
            <text:p>37.7</text:p>
          </table:table-cell>
          <table:table-cell office:value-type="float" office:value="4.43" calcext:value-type="float">
            <text:p>4.43</text:p>
          </table:table-cell>
          <table:table-cell office:value-type="float" office:value="10.13" calcext:value-type="float">
            <text:p>10.13</text:p>
          </table:table-cell>
          <table:table-cell office:value-type="float" office:value="1106.648" calcext:value-type="float">
            <text:p>1106.64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1.1104391787" calcext:value-type="float">
            <text:p>-291.1104391787</text:p>
          </table:table-cell>
          <table:table-cell office:value-type="float" office:value="3.5569750013" calcext:value-type="float">
            <text:p>3.55697500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I7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21" calcext:value-type="float">
            <text:p>75.21</text:p>
          </table:table-cell>
          <table:table-cell office:value-type="float" office:value="35.68" calcext:value-type="float">
            <text:p>35.68</text:p>
          </table:table-cell>
          <table:table-cell office:value-type="float" office:value="13.08" calcext:value-type="float">
            <text:p>13.08</text:p>
          </table:table-cell>
          <table:table-cell office:value-type="float" office:value="10.04" calcext:value-type="float">
            <text:p>10.04</text:p>
          </table:table-cell>
          <table:table-cell office:value-type="float" office:value="1022.544" calcext:value-type="float">
            <text:p>1022.54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9.3802312314" calcext:value-type="float">
            <text:p>-289.3802312314</text:p>
          </table:table-cell>
          <table:table-cell office:value-type="float" office:value="3.6997029774" calcext:value-type="float">
            <text:p>3.699702977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aI7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3" calcext:value-type="float">
            <text:p>75.03</text:p>
          </table:table-cell>
          <table:table-cell office:value-type="float" office:value="31.24" calcext:value-type="float">
            <text:p>31.24</text:p>
          </table:table-cell>
          <table:table-cell office:value-type="float" office:value="21.65" calcext:value-type="float">
            <text:p>21.65</text:p>
          </table:table-cell>
          <table:table-cell office:value-type="float" office:value="10.16" calcext:value-type="float">
            <text:p>10.16</text:p>
          </table:table-cell>
          <table:table-cell office:value-type="float" office:value="1109.978" calcext:value-type="float">
            <text:p>1109.97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1.4905331709" calcext:value-type="float">
            <text:p>-281.4905331709</text:p>
          </table:table-cell>
          <table:table-cell office:value-type="float" office:value="3.5994156157" calcext:value-type="float">
            <text:p>3.599415615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aI7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4.95" calcext:value-type="float">
            <text:p>74.95</text:p>
          </table:table-cell>
          <table:table-cell office:value-type="float" office:value="22.51" calcext:value-type="float">
            <text:p>22.51</text:p>
          </table:table-cell>
          <table:table-cell office:value-type="float" office:value="30.35" calcext:value-type="float">
            <text:p>30.35</text:p>
          </table:table-cell>
          <table:table-cell office:value-type="float" office:value="10.16" calcext:value-type="float">
            <text:p>10.16</text:p>
          </table:table-cell>
          <table:table-cell office:value-type="float" office:value="1110.188" calcext:value-type="float">
            <text:p>1110.1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7.4207916749" calcext:value-type="float">
            <text:p>-387.4207916749</text:p>
          </table:table-cell>
          <table:table-cell office:value-type="float" office:value="3.456663506" calcext:value-type="float">
            <text:p>3.45666350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aI75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65" calcext:value-type="float">
            <text:p>75.65</text:p>
          </table:table-cell>
          <table:table-cell office:value-type="float" office:value="7.96" calcext:value-type="float">
            <text:p>7.96</text:p>
          </table:table-cell>
          <table:table-cell office:value-type="float" office:value="39.13" calcext:value-type="float">
            <text:p>39.13</text:p>
          </table:table-cell>
          <table:table-cell office:value-type="float" office:value="10.22" calcext:value-type="float">
            <text:p>10.22</text:p>
          </table:table-cell>
          <table:table-cell office:value-type="float" office:value="1107.875" calcext:value-type="float">
            <text:p>1107.87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8.0440284251" calcext:value-type="float">
            <text:p>-288.0440284251</text:p>
          </table:table-cell>
          <table:table-cell office:value-type="float" office:value="3.4197844357" calcext:value-type="float">
            <text:p>3.419784435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7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61" calcext:value-type="float">
            <text:p>75.61</text:p>
          </table:table-cell>
          <table:table-cell office:value-type="float" office:value="-7.83" calcext:value-type="float">
            <text:p>-7.83</text:p>
          </table:table-cell>
          <table:table-cell office:value-type="float" office:value="39.12" calcext:value-type="float">
            <text:p>39.12</text:p>
          </table:table-cell>
          <table:table-cell office:value-type="float" office:value="10.24" calcext:value-type="float">
            <text:p>10.24</text:p>
          </table:table-cell>
          <table:table-cell office:value-type="float" office:value="1109.269" calcext:value-type="float">
            <text:p>1109.26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4.0509223335" calcext:value-type="float">
            <text:p>-394.0509223335</text:p>
          </table:table-cell>
          <table:table-cell office:value-type="float" office:value="3.5456212277" calcext:value-type="float">
            <text:p>3.545621227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I7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4.95" calcext:value-type="float">
            <text:p>74.95</text:p>
          </table:table-cell>
          <table:table-cell office:value-type="float" office:value="-22.52" calcext:value-type="float">
            <text:p>-22.52</text:p>
          </table:table-cell>
          <table:table-cell office:value-type="float" office:value="30.31" calcext:value-type="float">
            <text:p>30.31</text:p>
          </table:table-cell>
          <table:table-cell office:value-type="float" office:value="10.15" calcext:value-type="float">
            <text:p>10.15</text:p>
          </table:table-cell>
          <table:table-cell office:value-type="float" office:value="1107.647" calcext:value-type="float">
            <text:p>1107.64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2.1967983903" calcext:value-type="float">
            <text:p>-292.1967983903</text:p>
          </table:table-cell>
          <table:table-cell office:value-type="float" office:value="3.5191971449" calcext:value-type="float">
            <text:p>3.51919714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aI7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6" calcext:value-type="float">
            <text:p>75.06</text:p>
          </table:table-cell>
          <table:table-cell office:value-type="float" office:value="-31.3" calcext:value-type="float">
            <text:p>-31.3</text:p>
          </table:table-cell>
          <table:table-cell office:value-type="float" office:value="21.65" calcext:value-type="float">
            <text:p>21.65</text:p>
          </table:table-cell>
          <table:table-cell office:value-type="float" office:value="10.15" calcext:value-type="float">
            <text:p>10.15</text:p>
          </table:table-cell>
          <table:table-cell office:value-type="float" office:value="1108.754" calcext:value-type="float">
            <text:p>1108.75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5.8117655602" calcext:value-type="float">
            <text:p>-285.8117655602</text:p>
          </table:table-cell>
          <table:table-cell office:value-type="float" office:value="3.568861596" calcext:value-type="float">
            <text:p>3.56886159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aI79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7" calcext:value-type="float">
            <text:p>75.07</text:p>
          </table:table-cell>
          <table:table-cell office:value-type="float" office:value="-35.73" calcext:value-type="float">
            <text:p>-35.73</text:p>
          </table:table-cell>
          <table:table-cell office:value-type="float" office:value="13.04" calcext:value-type="float">
            <text:p>13.04</text:p>
          </table:table-cell>
          <table:table-cell office:value-type="float" office:value="10.14" calcext:value-type="float">
            <text:p>10.14</text:p>
          </table:table-cell>
          <table:table-cell office:value-type="float" office:value="1109.439" calcext:value-type="float">
            <text:p>1109.43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55.4130778767" calcext:value-type="float">
            <text:p>-255.4130778767</text:p>
          </table:table-cell>
          <table:table-cell office:value-type="float" office:value="3.5709352326" calcext:value-type="float">
            <text:p>3.570935232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aI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8" calcext:value-type="float">
            <text:p>75.08</text:p>
          </table:table-cell>
          <table:table-cell office:value-type="float" office:value="-37.76" calcext:value-type="float">
            <text:p>-37.76</text:p>
          </table:table-cell>
          <table:table-cell office:value-type="float" office:value="4.37" calcext:value-type="float">
            <text:p>4.37</text:p>
          </table:table-cell>
          <table:table-cell office:value-type="float" office:value="10.13" calcext:value-type="float">
            <text:p>10.13</text:p>
          </table:table-cell>
          <table:table-cell office:value-type="float" office:value="1106.635" calcext:value-type="float">
            <text:p>1106.6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7.6603778596" calcext:value-type="float">
            <text:p>-417.6603778596</text:p>
          </table:table-cell>
          <table:table-cell office:value-type="float" office:value="3.6175288858" calcext:value-type="float">
            <text:p>3.617528885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aI8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-37.77" calcext:value-type="float">
            <text:p>-37.77</text:p>
          </table:table-cell>
          <table:table-cell office:value-type="float" office:value="-4.34" calcext:value-type="float">
            <text:p>-4.34</text:p>
          </table:table-cell>
          <table:table-cell office:value-type="float" office:value="10.12" calcext:value-type="float">
            <text:p>10.12</text:p>
          </table:table-cell>
          <table:table-cell office:value-type="float" office:value="1104.249" calcext:value-type="float">
            <text:p>1104.24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7.5750869425" calcext:value-type="float">
            <text:p>-347.5750869425</text:p>
          </table:table-cell>
          <table:table-cell office:value-type="float" office:value="3.657815088" calcext:value-type="float">
            <text:p>3.65781508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aI8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12" calcext:value-type="float">
            <text:p>75.12</text:p>
          </table:table-cell>
          <table:table-cell office:value-type="float" office:value="-35.78" calcext:value-type="float">
            <text:p>-35.78</text:p>
          </table:table-cell>
          <table:table-cell office:value-type="float" office:value="-12.97" calcext:value-type="float">
            <text:p>-12.97</text:p>
          </table:table-cell>
          <table:table-cell office:value-type="float" office:value="10.11" calcext:value-type="float">
            <text:p>10.11</text:p>
          </table:table-cell>
          <table:table-cell office:value-type="float" office:value="1106.395" calcext:value-type="float">
            <text:p>1106.39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6.7984237978" calcext:value-type="float">
            <text:p>-436.7984237978</text:p>
          </table:table-cell>
          <table:table-cell office:value-type="float" office:value="3.8142022893" calcext:value-type="float">
            <text:p>3.814202289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aI83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09" calcext:value-type="float">
            <text:p>75.09</text:p>
          </table:table-cell>
          <table:table-cell office:value-type="float" office:value="-31.26" calcext:value-type="float">
            <text:p>-31.26</text:p>
          </table:table-cell>
          <table:table-cell office:value-type="float" office:value="-21.66" calcext:value-type="float">
            <text:p>-21.66</text:p>
          </table:table-cell>
          <table:table-cell office:value-type="float" office:value="10.13" calcext:value-type="float">
            <text:p>10.13</text:p>
          </table:table-cell>
          <table:table-cell office:value-type="float" office:value="1109.273" calcext:value-type="float">
            <text:p>1109.27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5.3047760005" calcext:value-type="float">
            <text:p>-295.3047760005</text:p>
          </table:table-cell>
          <table:table-cell office:value-type="float" office:value="3.5468566618" calcext:value-type="float">
            <text:p>3.54685666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aI8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4.92" calcext:value-type="float">
            <text:p>74.92</text:p>
          </table:table-cell>
          <table:table-cell office:value-type="float" office:value="-22.54" calcext:value-type="float">
            <text:p>-22.54</text:p>
          </table:table-cell>
          <table:table-cell office:value-type="float" office:value="-30.31" calcext:value-type="float">
            <text:p>-30.31</text:p>
          </table:table-cell>
          <table:table-cell office:value-type="float" office:value="10.18" calcext:value-type="float">
            <text:p>10.18</text:p>
          </table:table-cell>
          <table:table-cell office:value-type="float" office:value="1105.809" calcext:value-type="float">
            <text:p>1105.8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69.2055079863" calcext:value-type="float">
            <text:p>-469.2055079863</text:p>
          </table:table-cell>
          <table:table-cell office:value-type="float" office:value="3.5911206191" calcext:value-type="float">
            <text:p>3.591120619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aI8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67" calcext:value-type="float">
            <text:p>75.67</text:p>
          </table:table-cell>
          <table:table-cell office:value-type="float" office:value="-7.94" calcext:value-type="float">
            <text:p>-7.94</text:p>
          </table:table-cell>
          <table:table-cell office:value-type="float" office:value="-39.16" calcext:value-type="float">
            <text:p>-39.16</text:p>
          </table:table-cell>
          <table:table-cell office:value-type="float" office:value="10.21" calcext:value-type="float">
            <text:p>10.21</text:p>
          </table:table-cell>
          <table:table-cell office:value-type="float" office:value="1109.635" calcext:value-type="float">
            <text:p>1109.6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6.0632091275" calcext:value-type="float">
            <text:p>-316.0632091275</text:p>
          </table:table-cell>
          <table:table-cell office:value-type="float" office:value="3.5074885815" calcext:value-type="float">
            <text:p>3.50748858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I86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08" calcext:value-type="float">
            <text:p>68.08</text:p>
          </table:table-cell>
          <table:table-cell office:value-type="float" office:value="8.11" calcext:value-type="float">
            <text:p>8.11</text:p>
          </table:table-cell>
          <table:table-cell office:value-type="float" office:value="-39.18" calcext:value-type="float">
            <text:p>-39.18</text:p>
          </table:table-cell>
          <table:table-cell office:value-type="float" office:value="16.1" calcext:value-type="float">
            <text:p>16.1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0.9362409154" calcext:value-type="float">
            <text:p>-440.9362409154</text:p>
          </table:table-cell>
          <table:table-cell office:value-type="float" office:value="3.5016879021" calcext:value-type="float">
            <text:p>3.501687902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aI8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4" calcext:value-type="float">
            <text:p>66.94</text:p>
          </table:table-cell>
          <table:table-cell office:value-type="float" office:value="22.66" calcext:value-type="float">
            <text:p>22.66</text:p>
          </table:table-cell>
          <table:table-cell office:value-type="float" office:value="-30.37" calcext:value-type="float">
            <text:p>-30.37</text:p>
          </table:table-cell>
          <table:table-cell office:value-type="float" office:value="16.13" calcext:value-type="float">
            <text:p>16.13</text:p>
          </table:table-cell>
          <table:table-cell office:value-type="float" office:value="1107.949" calcext:value-type="float">
            <text:p>1107.94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3.7300333996" calcext:value-type="float">
            <text:p>-323.7300333996</text:p>
          </table:table-cell>
          <table:table-cell office:value-type="float" office:value="3.5603225524" calcext:value-type="float">
            <text:p>3.56032255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aI8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09" calcext:value-type="float">
            <text:p>67.09</text:p>
          </table:table-cell>
          <table:table-cell office:value-type="float" office:value="31.44" calcext:value-type="float">
            <text:p>31.44</text:p>
          </table:table-cell>
          <table:table-cell office:value-type="float" office:value="-21.67" calcext:value-type="float">
            <text:p>-21.67</text:p>
          </table:table-cell>
          <table:table-cell office:value-type="float" office:value="16.13" calcext:value-type="float">
            <text:p>16.13</text:p>
          </table:table-cell>
          <table:table-cell office:value-type="float" office:value="1108.565" calcext:value-type="float">
            <text:p>1108.56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3.8135076772" calcext:value-type="float">
            <text:p>-333.8135076772</text:p>
          </table:table-cell>
          <table:table-cell office:value-type="float" office:value="3.574095188" calcext:value-type="float">
            <text:p>3.57409518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aI89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07" calcext:value-type="float">
            <text:p>67.07</text:p>
          </table:table-cell>
          <table:table-cell office:value-type="float" office:value="35.86" calcext:value-type="float">
            <text:p>35.86</text:p>
          </table:table-cell>
          <table:table-cell office:value-type="float" office:value="-12.99" calcext:value-type="float">
            <text:p>-12.99</text:p>
          </table:table-cell>
          <table:table-cell office:value-type="float" office:value="16.13" calcext:value-type="float">
            <text:p>16.13</text:p>
          </table:table-cell>
          <table:table-cell office:value-type="float" office:value="1108.488" calcext:value-type="float">
            <text:p>1108.4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4.5980036596" calcext:value-type="float">
            <text:p>-334.5980036596</text:p>
          </table:table-cell>
          <table:table-cell office:value-type="float" office:value="3.5581083333" calcext:value-type="float">
            <text:p>3.558108333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aI9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7.75" calcext:value-type="float">
            <text:p>37.75</text:p>
          </table:table-cell>
          <table:table-cell office:value-type="float" office:value="-4.35" calcext:value-type="float">
            <text:p>-4.35</text:p>
          </table:table-cell>
          <table:table-cell office:value-type="float" office:value="16.13" calcext:value-type="float">
            <text:p>16.13</text:p>
          </table:table-cell>
          <table:table-cell office:value-type="float" office:value="1108.5" calcext:value-type="float">
            <text:p>1108.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4.8097136017" calcext:value-type="float">
            <text:p>-404.8097136017</text:p>
          </table:table-cell>
          <table:table-cell office:value-type="float" office:value="3.5763780462" calcext:value-type="float">
            <text:p>3.576378046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I91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37.66" calcext:value-type="float">
            <text:p>37.66</text:p>
          </table:table-cell>
          <table:table-cell office:value-type="float" office:value="4.35" calcext:value-type="float">
            <text:p>4.35</text:p>
          </table:table-cell>
          <table:table-cell office:value-type="float" office:value="16.09" calcext:value-type="float">
            <text:p>16.09</text:p>
          </table:table-cell>
          <table:table-cell office:value-type="float" office:value="1108.857" calcext:value-type="float">
            <text:p>1108.85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4.2265997877" calcext:value-type="float">
            <text:p>-334.2265997877</text:p>
          </table:table-cell>
          <table:table-cell office:value-type="float" office:value="3.6444540106" calcext:value-type="float">
            <text:p>3.644454010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aI9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8" calcext:value-type="float">
            <text:p>66.98</text:p>
          </table:table-cell>
          <table:table-cell office:value-type="float" office:value="35.7" calcext:value-type="float">
            <text:p>35.7</text:p>
          </table:table-cell>
          <table:table-cell office:value-type="float" office:value="13.07" calcext:value-type="float">
            <text:p>13.07</text:p>
          </table:table-cell>
          <table:table-cell office:value-type="float" office:value="16.15" calcext:value-type="float">
            <text:p>16.15</text:p>
          </table:table-cell>
          <table:table-cell office:value-type="float" office:value="1108.614" calcext:value-type="float">
            <text:p>1108.61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6.8446300122" calcext:value-type="float">
            <text:p>-336.8446300122</text:p>
          </table:table-cell>
          <table:table-cell office:value-type="float" office:value="3.5115183806" calcext:value-type="float">
            <text:p>3.511518380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I93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11" calcext:value-type="float">
            <text:p>67.11</text:p>
          </table:table-cell>
          <table:table-cell office:value-type="float" office:value="31.44" calcext:value-type="float">
            <text:p>31.44</text:p>
          </table:table-cell>
          <table:table-cell office:value-type="float" office:value="21.68" calcext:value-type="float">
            <text:p>21.68</text:p>
          </table:table-cell>
          <table:table-cell office:value-type="float" office:value="16.12" calcext:value-type="float">
            <text:p>16.12</text:p>
          </table:table-cell>
          <table:table-cell office:value-type="float" office:value="1109.654" calcext:value-type="float">
            <text:p>1109.65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5.8912396711" calcext:value-type="float">
            <text:p>-315.8912396711</text:p>
          </table:table-cell>
          <table:table-cell office:value-type="float" office:value="3.5933978837" calcext:value-type="float">
            <text:p>3.593397883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aI94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5" calcext:value-type="float">
            <text:p>66.95</text:p>
          </table:table-cell>
          <table:table-cell office:value-type="float" office:value="22.6" calcext:value-type="float">
            <text:p>22.6</text:p>
          </table:table-cell>
          <table:table-cell office:value-type="float" office:value="30.45" calcext:value-type="float">
            <text:p>30.45</text:p>
          </table:table-cell>
          <table:table-cell office:value-type="float" office:value="16.13" calcext:value-type="float">
            <text:p>16.13</text:p>
          </table:table-cell>
          <table:table-cell office:value-type="float" office:value="1109.073" calcext:value-type="float">
            <text:p>1109.07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5.6136492165" calcext:value-type="float">
            <text:p>-405.6136492165</text:p>
          </table:table-cell>
          <table:table-cell office:value-type="float" office:value="3.7330024671" calcext:value-type="float">
            <text:p>3.733002467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aI95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02" calcext:value-type="float">
            <text:p>68.02</text:p>
          </table:table-cell>
          <table:table-cell office:value-type="float" office:value="8.12" calcext:value-type="float">
            <text:p>8.12</text:p>
          </table:table-cell>
          <table:table-cell office:value-type="float" office:value="39.19" calcext:value-type="float">
            <text:p>39.19</text:p>
          </table:table-cell>
          <table:table-cell office:value-type="float" office:value="16.16" calcext:value-type="float">
            <text:p>16.16</text:p>
          </table:table-cell>
          <table:table-cell office:value-type="float" office:value="1110.601" calcext:value-type="float">
            <text:p>1110.60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8.3371964678" calcext:value-type="float">
            <text:p>-338.3371964678</text:p>
          </table:table-cell>
          <table:table-cell office:value-type="float" office:value="3.6442459655" calcext:value-type="float">
            <text:p>3.644245965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aI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08" calcext:value-type="float">
            <text:p>68.08</text:p>
          </table:table-cell>
          <table:table-cell office:value-type="float" office:value="-8.16" calcext:value-type="float">
            <text:p>-8.16</text:p>
          </table:table-cell>
          <table:table-cell office:value-type="float" office:value="39.27" calcext:value-type="float">
            <text:p>39.27</text:p>
          </table:table-cell>
          <table:table-cell office:value-type="float" office:value="16.14" calcext:value-type="float">
            <text:p>16.14</text:p>
          </table:table-cell>
          <table:table-cell office:value-type="float" office:value="1106.37" calcext:value-type="float">
            <text:p>1106.3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57.3374856897" calcext:value-type="float">
            <text:p>-457.3374856897</text:p>
          </table:table-cell>
          <table:table-cell office:value-type="float" office:value="3.5771021074" calcext:value-type="float">
            <text:p>3.57710210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aI97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6" calcext:value-type="float">
            <text:p>66.96</text:p>
          </table:table-cell>
          <table:table-cell office:value-type="float" office:value="-22.53" calcext:value-type="float">
            <text:p>-22.53</text:p>
          </table:table-cell>
          <table:table-cell office:value-type="float" office:value="30.42" calcext:value-type="float">
            <text:p>30.42</text:p>
          </table:table-cell>
          <table:table-cell office:value-type="float" office:value="16.1" calcext:value-type="float">
            <text:p>16.1</text:p>
          </table:table-cell>
          <table:table-cell office:value-type="float" office:value="1107.051" calcext:value-type="float">
            <text:p>1107.05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8.3620106269" calcext:value-type="float">
            <text:p>-338.3620106269</text:p>
          </table:table-cell>
          <table:table-cell office:value-type="float" office:value="3.5759633567" calcext:value-type="float">
            <text:p>3.57596335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aI98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14" calcext:value-type="float">
            <text:p>67.14</text:p>
          </table:table-cell>
          <table:table-cell office:value-type="float" office:value="-31.5" calcext:value-type="float">
            <text:p>-31.5</text:p>
          </table:table-cell>
          <table:table-cell office:value-type="float" office:value="21.62" calcext:value-type="float">
            <text:p>21.62</text:p>
          </table:table-cell>
          <table:table-cell office:value-type="float" office:value="16.1" calcext:value-type="float">
            <text:p>16.1</text:p>
          </table:table-cell>
          <table:table-cell office:value-type="float" office:value="1107.209" calcext:value-type="float">
            <text:p>1107.2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9.3445744296" calcext:value-type="float">
            <text:p>-329.3445744296</text:p>
          </table:table-cell>
          <table:table-cell office:value-type="float" office:value="3.6136625097" calcext:value-type="float">
            <text:p>3.613662509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I99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13" calcext:value-type="float">
            <text:p>67.13</text:p>
          </table:table-cell>
          <table:table-cell office:value-type="float" office:value="-35.88" calcext:value-type="float">
            <text:p>-35.88</text:p>
          </table:table-cell>
          <table:table-cell office:value-type="float" office:value="13.07" calcext:value-type="float">
            <text:p>13.07</text:p>
          </table:table-cell>
          <table:table-cell office:value-type="float" office:value="16.1" calcext:value-type="float">
            <text:p>16.1</text:p>
          </table:table-cell>
          <table:table-cell office:value-type="float" office:value="1104.779" calcext:value-type="float">
            <text:p>1104.7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9.7690015109" calcext:value-type="float">
            <text:p>-389.7690015109</text:p>
          </table:table-cell>
          <table:table-cell office:value-type="float" office:value="3.489558519" calcext:value-type="float">
            <text:p>3.4895585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aI1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7" calcext:value-type="float">
            <text:p>66.97</text:p>
          </table:table-cell>
          <table:table-cell office:value-type="float" office:value="-37.67" calcext:value-type="float">
            <text:p>-37.67</text:p>
          </table:table-cell>
          <table:table-cell office:value-type="float" office:value="4.42" calcext:value-type="float">
            <text:p>4.42</text:p>
          </table:table-cell>
          <table:table-cell office:value-type="float" office:value="16.12" calcext:value-type="float">
            <text:p>16.12</text:p>
          </table:table-cell>
          <table:table-cell office:value-type="float" office:value="1105.645" calcext:value-type="float">
            <text:p>1105.64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8.8555218504" calcext:value-type="float">
            <text:p>-438.8555218504</text:p>
          </table:table-cell>
          <table:table-cell office:value-type="float" office:value="3.6443378997" calcext:value-type="float">
            <text:p>3.644337899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I10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4" calcext:value-type="float">
            <text:p>66.94</text:p>
          </table:table-cell>
          <table:table-cell office:value-type="float" office:value="-37.66" calcext:value-type="float">
            <text:p>-37.66</text:p>
          </table:table-cell>
          <table:table-cell office:value-type="float" office:value="-4.41" calcext:value-type="float">
            <text:p>-4.41</text:p>
          </table:table-cell>
          <table:table-cell office:value-type="float" office:value="16.14" calcext:value-type="float">
            <text:p>16.14</text:p>
          </table:table-cell>
          <table:table-cell office:value-type="float" office:value="1109.343" calcext:value-type="float">
            <text:p>1109.34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8.0196654471" calcext:value-type="float">
            <text:p>-338.0196654471</text:p>
          </table:table-cell>
          <table:table-cell office:value-type="float" office:value="3.4751373455" calcext:value-type="float">
            <text:p>3.47513734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aI102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12" calcext:value-type="float">
            <text:p>67.12</text:p>
          </table:table-cell>
          <table:table-cell office:value-type="float" office:value="-35.9" calcext:value-type="float">
            <text:p>-35.9</text:p>
          </table:table-cell>
          <table:table-cell office:value-type="float" office:value="-13.01" calcext:value-type="float">
            <text:p>-13.01</text:p>
          </table:table-cell>
          <table:table-cell office:value-type="float" office:value="16.12" calcext:value-type="float">
            <text:p>16.12</text:p>
          </table:table-cell>
          <table:table-cell office:value-type="float" office:value="1105.607" calcext:value-type="float">
            <text:p>1105.6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1.0005845178" calcext:value-type="float">
            <text:p>-401.0005845178</text:p>
          </table:table-cell>
          <table:table-cell office:value-type="float" office:value="3.5154451736" calcext:value-type="float">
            <text:p>3.51544517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aI10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.08" calcext:value-type="float">
            <text:p>67.08</text:p>
          </table:table-cell>
          <table:table-cell office:value-type="float" office:value="-31.49" calcext:value-type="float">
            <text:p>-31.49</text:p>
          </table:table-cell>
          <table:table-cell office:value-type="float" office:value="-21.6" calcext:value-type="float">
            <text:p>-21.6</text:p>
          </table:table-cell>
          <table:table-cell office:value-type="float" office:value="16.15" calcext:value-type="float">
            <text:p>16.15</text:p>
          </table:table-cell>
          <table:table-cell office:value-type="float" office:value="1107.092" calcext:value-type="float">
            <text:p>1107.09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5.9301753347" calcext:value-type="float">
            <text:p>-305.9301753347</text:p>
          </table:table-cell>
          <table:table-cell office:value-type="float" office:value="3.542960618" calcext:value-type="float">
            <text:p>3.5429606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aI104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6.95" calcext:value-type="float">
            <text:p>66.95</text:p>
          </table:table-cell>
          <table:table-cell office:value-type="float" office:value="-22.59" calcext:value-type="float">
            <text:p>-22.59</text:p>
          </table:table-cell>
          <table:table-cell office:value-type="float" office:value="-30.37" calcext:value-type="float">
            <text:p>-30.37</text:p>
          </table:table-cell>
          <table:table-cell office:value-type="float" office:value="16.11" calcext:value-type="float">
            <text:p>16.11</text:p>
          </table:table-cell>
          <table:table-cell office:value-type="float" office:value="1107.221" calcext:value-type="float">
            <text:p>1107.22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6.4701785826" calcext:value-type="float">
            <text:p>-346.4701785826</text:p>
          </table:table-cell>
          <table:table-cell office:value-type="float" office:value="3.4229215528" calcext:value-type="float">
            <text:p>3.422921552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I105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01" calcext:value-type="float">
            <text:p>68.01</text:p>
          </table:table-cell>
          <table:table-cell office:value-type="float" office:value="-7.94" calcext:value-type="float">
            <text:p>-7.94</text:p>
          </table:table-cell>
          <table:table-cell office:value-type="float" office:value="-39.19" calcext:value-type="float">
            <text:p>-39.19</text:p>
          </table:table-cell>
          <table:table-cell office:value-type="float" office:value="16.15" calcext:value-type="float">
            <text:p>16.15</text:p>
          </table:table-cell>
          <table:table-cell office:value-type="float" office:value="1107.32" calcext:value-type="float">
            <text:p>1107.3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5.9693314511" calcext:value-type="float">
            <text:p>-285.9693314511</text:p>
          </table:table-cell>
          <table:table-cell office:value-type="float" office:value="3.5972349963" calcext:value-type="float">
            <text:p>3.597234996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aI10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93" calcext:value-type="float">
            <text:p>57.93</text:p>
          </table:table-cell>
          <table:table-cell office:value-type="float" office:value="3.53" calcext:value-type="float">
            <text:p>3.53</text:p>
          </table:table-cell>
          <table:table-cell office:value-type="float" office:value="-35.93" calcext:value-type="float">
            <text:p>-35.93</text:p>
          </table:table-cell>
          <table:table-cell office:value-type="float" office:value="22.63" calcext:value-type="float">
            <text:p>22.63</text:p>
          </table:table-cell>
          <table:table-cell office:value-type="float" office:value="1104.672" calcext:value-type="float">
            <text:p>1104.67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0.5005505113" calcext:value-type="float">
            <text:p>-360.5005505113</text:p>
          </table:table-cell>
          <table:table-cell office:value-type="float" office:value="3.5512691519" calcext:value-type="float">
            <text:p>3.55126915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NaI10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.02" calcext:value-type="float">
            <text:p>58.02</text:p>
          </table:table-cell>
          <table:table-cell office:value-type="float" office:value="10.4" calcext:value-type="float">
            <text:p>10.4</text:p>
          </table:table-cell>
          <table:table-cell office:value-type="float" office:value="-34.69" calcext:value-type="float">
            <text:p>-34.69</text:p>
          </table:table-cell>
          <table:table-cell office:value-type="float" office:value="22.61" calcext:value-type="float">
            <text:p>22.61</text:p>
          </table:table-cell>
          <table:table-cell office:value-type="float" office:value="1104.201" calcext:value-type="float">
            <text:p>1104.20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47.2852883005" calcext:value-type="float">
            <text:p>-247.2852883005</text:p>
          </table:table-cell>
          <table:table-cell office:value-type="float" office:value="3.6974250311" calcext:value-type="float">
            <text:p>3.69742503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aI10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7.21" calcext:value-type="float">
            <text:p>17.21</text:p>
          </table:table-cell>
          <table:table-cell office:value-type="float" office:value="-31.93" calcext:value-type="float">
            <text:p>-31.93</text:p>
          </table:table-cell>
          <table:table-cell office:value-type="float" office:value="22.67" calcext:value-type="float">
            <text:p>22.67</text:p>
          </table:table-cell>
          <table:table-cell office:value-type="float" office:value="1105.521" calcext:value-type="float">
            <text:p>1105.52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510.2731744924" calcext:value-type="float">
            <text:p>-510.2731744924</text:p>
          </table:table-cell>
          <table:table-cell office:value-type="float" office:value="3.8799008774" calcext:value-type="float">
            <text:p>3.879900877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aI10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8" calcext:value-type="float">
            <text:p>57.68</text:p>
          </table:table-cell>
          <table:table-cell office:value-type="float" office:value="24.08" calcext:value-type="float">
            <text:p>24.08</text:p>
          </table:table-cell>
          <table:table-cell office:value-type="float" office:value="-26.57" calcext:value-type="float">
            <text:p>-26.57</text:p>
          </table:table-cell>
          <table:table-cell office:value-type="float" office:value="22.68" calcext:value-type="float">
            <text:p>22.68</text:p>
          </table:table-cell>
          <table:table-cell office:value-type="float" office:value="1089.902" calcext:value-type="float">
            <text:p>1089.9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50.9144463703" calcext:value-type="float">
            <text:p>-450.9144463703</text:p>
          </table:table-cell>
          <table:table-cell office:value-type="float" office:value="3.6830643254" calcext:value-type="float">
            <text:p>3.68306432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aI1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2" calcext:value-type="float">
            <text:p>57.82</text:p>
          </table:table-cell>
          <table:table-cell office:value-type="float" office:value="31.71" calcext:value-type="float">
            <text:p>31.71</text:p>
          </table:table-cell>
          <table:table-cell office:value-type="float" office:value="-17.28" calcext:value-type="float">
            <text:p>-17.28</text:p>
          </table:table-cell>
          <table:table-cell office:value-type="float" office:value="22.72" calcext:value-type="float">
            <text:p>22.72</text:p>
          </table:table-cell>
          <table:table-cell office:value-type="float" office:value="1091.298" calcext:value-type="float">
            <text:p>1091.29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6.4343080127" calcext:value-type="float">
            <text:p>-386.4343080127</text:p>
          </table:table-cell>
          <table:table-cell office:value-type="float" office:value="3.6442218312" calcext:value-type="float">
            <text:p>3.64422183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aI11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79" calcext:value-type="float">
            <text:p>57.79</text:p>
          </table:table-cell>
          <table:table-cell office:value-type="float" office:value="34.51" calcext:value-type="float">
            <text:p>34.51</text:p>
          </table:table-cell>
          <table:table-cell office:value-type="float" office:value="-10.36" calcext:value-type="float">
            <text:p>-10.36</text:p>
          </table:table-cell>
          <table:table-cell office:value-type="float" office:value="22.7" calcext:value-type="float">
            <text:p>22.7</text:p>
          </table:table-cell>
          <table:table-cell office:value-type="float" office:value="1086.071" calcext:value-type="float">
            <text:p>1086.07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8.8910781823" calcext:value-type="float">
            <text:p>-298.8910781823</text:p>
          </table:table-cell>
          <table:table-cell office:value-type="float" office:value="3.6432929202" calcext:value-type="float">
            <text:p>3.643292920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aI112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7" calcext:value-type="float">
            <text:p>57.67</text:p>
          </table:table-cell>
          <table:table-cell office:value-type="float" office:value="35.75" calcext:value-type="float">
            <text:p>35.75</text:p>
          </table:table-cell>
          <table:table-cell office:value-type="float" office:value="-3.4" calcext:value-type="float">
            <text:p>-3.4</text:p>
          </table:table-cell>
          <table:table-cell office:value-type="float" office:value="22.73" calcext:value-type="float">
            <text:p>22.73</text:p>
          </table:table-cell>
          <table:table-cell office:value-type="float" office:value="1087.716" calcext:value-type="float">
            <text:p>1087.71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1593.8062413072" calcext:value-type="float">
            <text:p>-1593.8062413072</text:p>
          </table:table-cell>
          <table:table-cell office:value-type="float" office:value="18.3964356324" calcext:value-type="float">
            <text:p>18.39643563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113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59" calcext:value-type="float">
            <text:p>57.59</text:p>
          </table:table-cell>
          <table:table-cell office:value-type="float" office:value="35.68" calcext:value-type="float">
            <text:p>35.68</text:p>
          </table:table-cell>
          <table:table-cell office:value-type="float" office:value="3.45" calcext:value-type="float">
            <text:p>3.45</text:p>
          </table:table-cell>
          <table:table-cell office:value-type="float" office:value="22.75" calcext:value-type="float">
            <text:p>22.75</text:p>
          </table:table-cell>
          <table:table-cell office:value-type="float" office:value="1091.451" calcext:value-type="float">
            <text:p>1091.45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5.7351507453" calcext:value-type="float">
            <text:p>-365.7351507453</text:p>
          </table:table-cell>
          <table:table-cell office:value-type="float" office:value="3.7177543592" calcext:value-type="float">
            <text:p>3.717754359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I11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" calcext:value-type="float">
            <text:p>57.8</text:p>
          </table:table-cell>
          <table:table-cell office:value-type="float" office:value="34.61" calcext:value-type="float">
            <text:p>34.61</text:p>
          </table:table-cell>
          <table:table-cell office:value-type="float" office:value="10.27" calcext:value-type="float">
            <text:p>10.27</text:p>
          </table:table-cell>
          <table:table-cell office:value-type="float" office:value="22.73" calcext:value-type="float">
            <text:p>22.73</text:p>
          </table:table-cell>
          <table:table-cell office:value-type="float" office:value="1097.038" calcext:value-type="float">
            <text:p>1097.03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61.2178743562" calcext:value-type="float">
            <text:p>-461.2178743562</text:p>
          </table:table-cell>
          <table:table-cell office:value-type="float" office:value="3.6711717393" calcext:value-type="float">
            <text:p>3.671171739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I11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74" calcext:value-type="float">
            <text:p>57.74</text:p>
          </table:table-cell>
          <table:table-cell office:value-type="float" office:value="31.72" calcext:value-type="float">
            <text:p>31.72</text:p>
          </table:table-cell>
          <table:table-cell office:value-type="float" office:value="17.22" calcext:value-type="float">
            <text:p>17.22</text:p>
          </table:table-cell>
          <table:table-cell office:value-type="float" office:value="22.78" calcext:value-type="float">
            <text:p>22.78</text:p>
          </table:table-cell>
          <table:table-cell office:value-type="float" office:value="1094.387" calcext:value-type="float">
            <text:p>1094.38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1.0559049921" calcext:value-type="float">
            <text:p>-441.0559049921</text:p>
          </table:table-cell>
          <table:table-cell office:value-type="float" office:value="3.8439816819" calcext:value-type="float">
            <text:p>3.84398168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I11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7" calcext:value-type="float">
            <text:p>57.67</text:p>
          </table:table-cell>
          <table:table-cell office:value-type="float" office:value="24.1" calcext:value-type="float">
            <text:p>24.1</text:p>
          </table:table-cell>
          <table:table-cell office:value-type="float" office:value="26.58" calcext:value-type="float">
            <text:p>26.58</text:p>
          </table:table-cell>
          <table:table-cell office:value-type="float" office:value="22.71" calcext:value-type="float">
            <text:p>22.71</text:p>
          </table:table-cell>
          <table:table-cell office:value-type="float" office:value="1089.355" calcext:value-type="float">
            <text:p>1089.35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7.4571523106" calcext:value-type="float">
            <text:p>-347.4571523106</text:p>
          </table:table-cell>
          <table:table-cell office:value-type="float" office:value="3.9374331617" calcext:value-type="float">
            <text:p>3.93743316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I1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91" calcext:value-type="float">
            <text:p>57.91</text:p>
          </table:table-cell>
          <table:table-cell office:value-type="float" office:value="17.21" calcext:value-type="float">
            <text:p>17.21</text:p>
          </table:table-cell>
          <table:table-cell office:value-type="float" office:value="31.82" calcext:value-type="float">
            <text:p>31.82</text:p>
          </table:table-cell>
          <table:table-cell office:value-type="float" office:value="22.68" calcext:value-type="float">
            <text:p>22.68</text:p>
          </table:table-cell>
          <table:table-cell office:value-type="float" office:value="1096.518" calcext:value-type="float">
            <text:p>1096.51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61.1645195347" calcext:value-type="float">
            <text:p>-261.1645195347</text:p>
          </table:table-cell>
          <table:table-cell office:value-type="float" office:value="3.4258712204" calcext:value-type="float">
            <text:p>3.425871220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I11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.13" calcext:value-type="float">
            <text:p>58.13</text:p>
          </table:table-cell>
          <table:table-cell office:value-type="float" office:value="10.34" calcext:value-type="float">
            <text:p>10.34</text:p>
          </table:table-cell>
          <table:table-cell office:value-type="float" office:value="34.96" calcext:value-type="float">
            <text:p>34.96</text:p>
          </table:table-cell>
          <table:table-cell office:value-type="float" office:value="22.67" calcext:value-type="float">
            <text:p>22.67</text:p>
          </table:table-cell>
          <table:table-cell office:value-type="float" office:value="1102.349" calcext:value-type="float">
            <text:p>1102.34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6.6885366297" calcext:value-type="float">
            <text:p>-326.6885366297</text:p>
          </table:table-cell>
          <table:table-cell office:value-type="float" office:value="3.7189277843" calcext:value-type="float">
            <text:p>3.718927784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I11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9" calcext:value-type="float">
            <text:p>57.89</text:p>
          </table:table-cell>
          <table:table-cell office:value-type="float" office:value="3.51" calcext:value-type="float">
            <text:p>3.51</text:p>
          </table:table-cell>
          <table:table-cell office:value-type="float" office:value="35.87" calcext:value-type="float">
            <text:p>35.87</text:p>
          </table:table-cell>
          <table:table-cell office:value-type="float" office:value="22.62" calcext:value-type="float">
            <text:p>22.62</text:p>
          </table:table-cell>
          <table:table-cell office:value-type="float" office:value="1104.904" calcext:value-type="float">
            <text:p>1104.90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1.1526015841" calcext:value-type="float">
            <text:p>-371.1526015841</text:p>
          </table:table-cell>
          <table:table-cell office:value-type="float" office:value="4.9051875769" calcext:value-type="float">
            <text:p>4.905187576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I1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99" calcext:value-type="float">
            <text:p>57.99</text:p>
          </table:table-cell>
          <table:table-cell office:value-type="float" office:value="-3.45" calcext:value-type="float">
            <text:p>-3.45</text:p>
          </table:table-cell>
          <table:table-cell office:value-type="float" office:value="35.99" calcext:value-type="float">
            <text:p>35.99</text:p>
          </table:table-cell>
          <table:table-cell office:value-type="float" office:value="22.61" calcext:value-type="float">
            <text:p>22.61</text:p>
          </table:table-cell>
          <table:table-cell office:value-type="float" office:value="1106.701" calcext:value-type="float">
            <text:p>1106.70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90.8212064445" calcext:value-type="float">
            <text:p>-490.8212064445</text:p>
          </table:table-cell>
          <table:table-cell office:value-type="float" office:value="3.979772945" calcext:value-type="float">
            <text:p>3.97977294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I12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.04" calcext:value-type="float">
            <text:p>58.04</text:p>
          </table:table-cell>
          <table:table-cell office:value-type="float" office:value="-10.37" calcext:value-type="float">
            <text:p>-10.37</text:p>
          </table:table-cell>
          <table:table-cell office:value-type="float" office:value="34.78" calcext:value-type="float">
            <text:p>34.78</text:p>
          </table:table-cell>
          <table:table-cell office:value-type="float" office:value="22.65" calcext:value-type="float">
            <text:p>22.65</text:p>
          </table:table-cell>
          <table:table-cell office:value-type="float" office:value="1099.928" calcext:value-type="float">
            <text:p>1099.92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9.5249429026" calcext:value-type="float">
            <text:p>-339.5249429026</text:p>
          </table:table-cell>
          <table:table-cell office:value-type="float" office:value="3.5554729681" calcext:value-type="float">
            <text:p>3.555472968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I12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75" calcext:value-type="float">
            <text:p>57.75</text:p>
          </table:table-cell>
          <table:table-cell office:value-type="float" office:value="-17.12" calcext:value-type="float">
            <text:p>-17.12</text:p>
          </table:table-cell>
          <table:table-cell office:value-type="float" office:value="31.77" calcext:value-type="float">
            <text:p>31.77</text:p>
          </table:table-cell>
          <table:table-cell office:value-type="float" office:value="22.77" calcext:value-type="float">
            <text:p>22.77</text:p>
          </table:table-cell>
          <table:table-cell office:value-type="float" office:value="1104.954" calcext:value-type="float">
            <text:p>1104.95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75.7779548808" calcext:value-type="float">
            <text:p>-475.7779548808</text:p>
          </table:table-cell>
          <table:table-cell office:value-type="float" office:value="3.6963302389" calcext:value-type="float">
            <text:p>3.696330238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I12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2" calcext:value-type="float">
            <text:p>57.62</text:p>
          </table:table-cell>
          <table:table-cell office:value-type="float" office:value="-24.1" calcext:value-type="float">
            <text:p>-24.1</text:p>
          </table:table-cell>
          <table:table-cell office:value-type="float" office:value="26.58" calcext:value-type="float">
            <text:p>26.58</text:p>
          </table:table-cell>
          <table:table-cell office:value-type="float" office:value="22.75" calcext:value-type="float">
            <text:p>22.75</text:p>
          </table:table-cell>
          <table:table-cell office:value-type="float" office:value="1088.192" calcext:value-type="float">
            <text:p>1088.19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9.1155762411" calcext:value-type="float">
            <text:p>-439.1155762411</text:p>
          </table:table-cell>
          <table:table-cell office:value-type="float" office:value="3.8441234855" calcext:value-type="float">
            <text:p>3.84412348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I12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6" calcext:value-type="float">
            <text:p>57.86</text:p>
          </table:table-cell>
          <table:table-cell office:value-type="float" office:value="-31.74" calcext:value-type="float">
            <text:p>-31.74</text:p>
          </table:table-cell>
          <table:table-cell office:value-type="float" office:value="17.21" calcext:value-type="float">
            <text:p>17.21</text:p>
          </table:table-cell>
          <table:table-cell office:value-type="float" office:value="22.69" calcext:value-type="float">
            <text:p>22.69</text:p>
          </table:table-cell>
          <table:table-cell office:value-type="float" office:value="1093.507" calcext:value-type="float">
            <text:p>1093.5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6.8103671275" calcext:value-type="float">
            <text:p>-376.8103671275</text:p>
          </table:table-cell>
          <table:table-cell office:value-type="float" office:value="3.857048309" calcext:value-type="float">
            <text:p>3.85704830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12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8" calcext:value-type="float">
            <text:p>57.88</text:p>
          </table:table-cell>
          <table:table-cell office:value-type="float" office:value="-34.61" calcext:value-type="float">
            <text:p>-34.61</text:p>
          </table:table-cell>
          <table:table-cell office:value-type="float" office:value="10.27" calcext:value-type="float">
            <text:p>10.27</text:p>
          </table:table-cell>
          <table:table-cell office:value-type="float" office:value="22.66" calcext:value-type="float">
            <text:p>22.66</text:p>
          </table:table-cell>
          <table:table-cell office:value-type="float" office:value="1094.576" calcext:value-type="float">
            <text:p>1094.57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60.2368345665" calcext:value-type="float">
            <text:p>-260.2368345665</text:p>
          </table:table-cell>
          <table:table-cell office:value-type="float" office:value="3.592651992" calcext:value-type="float">
            <text:p>3.59265199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I12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2" calcext:value-type="float">
            <text:p>57.62</text:p>
          </table:table-cell>
          <table:table-cell office:value-type="float" office:value="-35.74" calcext:value-type="float">
            <text:p>-35.74</text:p>
          </table:table-cell>
          <table:table-cell office:value-type="float" office:value="3.44" calcext:value-type="float">
            <text:p>3.44</text:p>
          </table:table-cell>
          <table:table-cell office:value-type="float" office:value="22.77" calcext:value-type="float">
            <text:p>22.77</text:p>
          </table:table-cell>
          <table:table-cell office:value-type="float" office:value="1099.148" calcext:value-type="float">
            <text:p>1099.14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5.8057913637" calcext:value-type="float">
            <text:p>-325.8057913637</text:p>
          </table:table-cell>
          <table:table-cell office:value-type="float" office:value="3.7064979855" calcext:value-type="float">
            <text:p>3.7064979855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aI12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55" calcext:value-type="float">
            <text:p>57.55</text:p>
          </table:table-cell>
          <table:table-cell office:value-type="float" office:value="-35.62" calcext:value-type="float">
            <text:p>-35.62</text:p>
          </table:table-cell>
          <table:table-cell office:value-type="float" office:value="-3.45" calcext:value-type="float">
            <text:p>-3.45</text:p>
          </table:table-cell>
          <table:table-cell office:value-type="float" office:value="22.75" calcext:value-type="float">
            <text:p>22.75</text:p>
          </table:table-cell>
          <table:table-cell office:value-type="float" office:value="1096.9" calcext:value-type="float">
            <text:p>1096.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83.3663008121" calcext:value-type="float">
            <text:p>-483.3663008121</text:p>
          </table:table-cell>
          <table:table-cell office:value-type="float" office:value="3.6091281342" calcext:value-type="float">
            <text:p>3.609128134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aI12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79" calcext:value-type="float">
            <text:p>57.79</text:p>
          </table:table-cell>
          <table:table-cell office:value-type="float" office:value="-34.51" calcext:value-type="float">
            <text:p>-34.51</text:p>
          </table:table-cell>
          <table:table-cell office:value-type="float" office:value="-10.29" calcext:value-type="float">
            <text:p>-10.29</text:p>
          </table:table-cell>
          <table:table-cell office:value-type="float" office:value="22.68" calcext:value-type="float">
            <text:p>22.68</text:p>
          </table:table-cell>
          <table:table-cell office:value-type="float" office:value="1096.428" calcext:value-type="float">
            <text:p>1096.42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9.5230282618" calcext:value-type="float">
            <text:p>-369.5230282618</text:p>
          </table:table-cell>
          <table:table-cell office:value-type="float" office:value="3.6833835376" calcext:value-type="float">
            <text:p>3.68338353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I12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77" calcext:value-type="float">
            <text:p>57.77</text:p>
          </table:table-cell>
          <table:table-cell office:value-type="float" office:value="-31.68" calcext:value-type="float">
            <text:p>-31.68</text:p>
          </table:table-cell>
          <table:table-cell office:value-type="float" office:value="-17.21" calcext:value-type="float">
            <text:p>-17.21</text:p>
          </table:table-cell>
          <table:table-cell office:value-type="float" office:value="22.73" calcext:value-type="float">
            <text:p>22.73</text:p>
          </table:table-cell>
          <table:table-cell office:value-type="float" office:value="1093.549" calcext:value-type="float">
            <text:p>1093.54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3.1355426796" calcext:value-type="float">
            <text:p>-423.1355426796</text:p>
          </table:table-cell>
          <table:table-cell office:value-type="float" office:value="3.6630295227" calcext:value-type="float">
            <text:p>3.66302952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I13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7" calcext:value-type="float">
            <text:p>57.67</text:p>
          </table:table-cell>
          <table:table-cell office:value-type="float" office:value="-24.1" calcext:value-type="float">
            <text:p>-24.1</text:p>
          </table:table-cell>
          <table:table-cell office:value-type="float" office:value="-26.62" calcext:value-type="float">
            <text:p>-26.62</text:p>
          </table:table-cell>
          <table:table-cell office:value-type="float" office:value="22.72" calcext:value-type="float">
            <text:p>22.72</text:p>
          </table:table-cell>
          <table:table-cell office:value-type="float" office:value="1091.917" calcext:value-type="float">
            <text:p>1091.91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2.2802800538" calcext:value-type="float">
            <text:p>-402.2802800538</text:p>
          </table:table-cell>
          <table:table-cell office:value-type="float" office:value="3.6187602437" calcext:value-type="float">
            <text:p>3.618760243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I13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69" calcext:value-type="float">
            <text:p>57.69</text:p>
          </table:table-cell>
          <table:table-cell office:value-type="float" office:value="-17.1" calcext:value-type="float">
            <text:p>-17.1</text:p>
          </table:table-cell>
          <table:table-cell office:value-type="float" office:value="-31.65" calcext:value-type="float">
            <text:p>-31.65</text:p>
          </table:table-cell>
          <table:table-cell office:value-type="float" office:value="22.75" calcext:value-type="float">
            <text:p>22.75</text:p>
          </table:table-cell>
          <table:table-cell office:value-type="float" office:value="1100.914" calcext:value-type="float">
            <text:p>1100.91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0.7426883881" calcext:value-type="float">
            <text:p>-350.7426883881</text:p>
          </table:table-cell>
          <table:table-cell office:value-type="float" office:value="3.4792224622" calcext:value-type="float">
            <text:p>3.47922246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aI13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.02" calcext:value-type="float">
            <text:p>58.02</text:p>
          </table:table-cell>
          <table:table-cell office:value-type="float" office:value="-10.42" calcext:value-type="float">
            <text:p>-10.42</text:p>
          </table:table-cell>
          <table:table-cell office:value-type="float" office:value="-34.74" calcext:value-type="float">
            <text:p>-34.74</text:p>
          </table:table-cell>
          <table:table-cell office:value-type="float" office:value="22.64" calcext:value-type="float">
            <text:p>22.64</text:p>
          </table:table-cell>
          <table:table-cell office:value-type="float" office:value="1104.499" calcext:value-type="float">
            <text:p>1104.49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5.3365663656" calcext:value-type="float">
            <text:p>-325.3365663656</text:p>
          </table:table-cell>
          <table:table-cell office:value-type="float" office:value="3.8702378347" calcext:value-type="float">
            <text:p>3.870237834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133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7.87" calcext:value-type="float">
            <text:p>57.87</text:p>
          </table:table-cell>
          <table:table-cell office:value-type="float" office:value="-3.49" calcext:value-type="float">
            <text:p>-3.49</text:p>
          </table:table-cell>
          <table:table-cell office:value-type="float" office:value="-35.93" calcext:value-type="float">
            <text:p>-35.93</text:p>
          </table:table-cell>
          <table:table-cell office:value-type="float" office:value="22.67" calcext:value-type="float">
            <text:p>22.67</text:p>
          </table:table-cell>
          <table:table-cell office:value-type="float" office:value="1103.079" calcext:value-type="float">
            <text:p>1103.0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4.8469801308" calcext:value-type="float">
            <text:p>-344.8469801308</text:p>
          </table:table-cell>
          <table:table-cell office:value-type="float" office:value="3.62826612" calcext:value-type="float">
            <text:p>3.628266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I134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9" calcext:value-type="float">
            <text:p>46.59</text:p>
          </table:table-cell>
          <table:table-cell office:value-type="float" office:value="3.46" calcext:value-type="float">
            <text:p>3.46</text:p>
          </table:table-cell>
          <table:table-cell office:value-type="float" office:value="-31.78" calcext:value-type="float">
            <text:p>-31.78</text:p>
          </table:table-cell>
          <table:table-cell office:value-type="float" office:value="30.23" calcext:value-type="float">
            <text:p>30.23</text:p>
          </table:table-cell>
          <table:table-cell office:value-type="float" office:value="1101.956" calcext:value-type="float">
            <text:p>1101.95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2.5919422977" calcext:value-type="float">
            <text:p>-322.5919422977</text:p>
          </table:table-cell>
          <table:table-cell office:value-type="float" office:value="3.5288590106" calcext:value-type="float">
            <text:p>3.528859010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aI135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63" calcext:value-type="float">
            <text:p>46.63</text:p>
          </table:table-cell>
          <table:table-cell office:value-type="float" office:value="10.37" calcext:value-type="float">
            <text:p>10.37</text:p>
          </table:table-cell>
          <table:table-cell office:value-type="float" office:value="-30.29" calcext:value-type="float">
            <text:p>-30.29</text:p>
          </table:table-cell>
          <table:table-cell office:value-type="float" office:value="30.25" calcext:value-type="float">
            <text:p>30.25</text:p>
          </table:table-cell>
          <table:table-cell office:value-type="float" office:value="1100.598" calcext:value-type="float">
            <text:p>1100.59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6.4550136615" calcext:value-type="float">
            <text:p>-376.4550136615</text:p>
          </table:table-cell>
          <table:table-cell office:value-type="float" office:value="3.827593665" calcext:value-type="float">
            <text:p>3.82759366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aI136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35" calcext:value-type="float">
            <text:p>46.35</text:p>
          </table:table-cell>
          <table:table-cell office:value-type="float" office:value="17.21" calcext:value-type="float">
            <text:p>17.21</text:p>
          </table:table-cell>
          <table:table-cell office:value-type="float" office:value="-26.58" calcext:value-type="float">
            <text:p>-26.58</text:p>
          </table:table-cell>
          <table:table-cell office:value-type="float" office:value="30.21" calcext:value-type="float">
            <text:p>30.21</text:p>
          </table:table-cell>
          <table:table-cell office:value-type="float" office:value="1096.907" calcext:value-type="float">
            <text:p>1096.9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6.79192439" calcext:value-type="float">
            <text:p>-346.79192439</text:p>
          </table:table-cell>
          <table:table-cell office:value-type="float" office:value="3.5643224626" calcext:value-type="float">
            <text:p>3.56432246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aI137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.75" calcext:value-type="float">
            <text:p>26.75</text:p>
          </table:table-cell>
          <table:table-cell office:value-type="float" office:value="-24.07" calcext:value-type="float">
            <text:p>-24.07</text:p>
          </table:table-cell>
          <table:table-cell office:value-type="float" office:value="30.2" calcext:value-type="float">
            <text:p>30.2</text:p>
          </table:table-cell>
          <table:table-cell office:value-type="float" office:value="1095.188" calcext:value-type="float">
            <text:p>1095.1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7.5735879518" calcext:value-type="float">
            <text:p>-427.5735879518</text:p>
          </table:table-cell>
          <table:table-cell office:value-type="float" office:value="3.5747461773" calcext:value-type="float">
            <text:p>3.574746177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aI138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28" calcext:value-type="float">
            <text:p>46.28</text:p>
          </table:table-cell>
          <table:table-cell office:value-type="float" office:value="26.57" calcext:value-type="float">
            <text:p>26.57</text:p>
          </table:table-cell>
          <table:table-cell office:value-type="float" office:value="-17.2" calcext:value-type="float">
            <text:p>-17.2</text:p>
          </table:table-cell>
          <table:table-cell office:value-type="float" office:value="30.27" calcext:value-type="float">
            <text:p>30.27</text:p>
          </table:table-cell>
          <table:table-cell office:value-type="float" office:value="1102.603" calcext:value-type="float">
            <text:p>1102.60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64.5172035807" calcext:value-type="float">
            <text:p>-264.5172035807</text:p>
          </table:table-cell>
          <table:table-cell office:value-type="float" office:value="3.618540467" calcext:value-type="float">
            <text:p>3.61854046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aI139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9" calcext:value-type="float">
            <text:p>46.49</text:p>
          </table:table-cell>
          <table:table-cell office:value-type="float" office:value="30.19" calcext:value-type="float">
            <text:p>30.19</text:p>
          </table:table-cell>
          <table:table-cell office:value-type="float" office:value="-10.32" calcext:value-type="float">
            <text:p>-10.32</text:p>
          </table:table-cell>
          <table:table-cell office:value-type="float" office:value="30.29" calcext:value-type="float">
            <text:p>30.29</text:p>
          </table:table-cell>
          <table:table-cell office:value-type="float" office:value="1102.091" calcext:value-type="float">
            <text:p>1102.09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3.5379348927" calcext:value-type="float">
            <text:p>-373.5379348927</text:p>
          </table:table-cell>
          <table:table-cell office:value-type="float" office:value="3.6273624394" calcext:value-type="float">
            <text:p>3.627362439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I14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6" calcext:value-type="float">
            <text:p>46.56</text:p>
          </table:table-cell>
          <table:table-cell office:value-type="float" office:value="31.66" calcext:value-type="float">
            <text:p>31.66</text:p>
          </table:table-cell>
          <table:table-cell office:value-type="float" office:value="-3.5" calcext:value-type="float">
            <text:p>-3.5</text:p>
          </table:table-cell>
          <table:table-cell office:value-type="float" office:value="30.16" calcext:value-type="float">
            <text:p>30.16</text:p>
          </table:table-cell>
          <table:table-cell office:value-type="float" office:value="1096.546" calcext:value-type="float">
            <text:p>1096.54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7.7330394871" calcext:value-type="float">
            <text:p>-317.7330394871</text:p>
          </table:table-cell>
          <table:table-cell office:value-type="float" office:value="3.5598072031" calcext:value-type="float">
            <text:p>3.55980720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I141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4" calcext:value-type="float">
            <text:p>46.54</text:p>
          </table:table-cell>
          <table:table-cell office:value-type="float" office:value="31.69" calcext:value-type="float">
            <text:p>31.69</text:p>
          </table:table-cell>
          <table:table-cell office:value-type="float" office:value="3.5" calcext:value-type="float">
            <text:p>3.5</text:p>
          </table:table-cell>
          <table:table-cell office:value-type="float" office:value="30.21" calcext:value-type="float">
            <text:p>30.21</text:p>
          </table:table-cell>
          <table:table-cell office:value-type="float" office:value="1096.878" calcext:value-type="float">
            <text:p>1096.87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8.3351487995" calcext:value-type="float">
            <text:p>-328.3351487995</text:p>
          </table:table-cell>
          <table:table-cell office:value-type="float" office:value="3.463699887" calcext:value-type="float">
            <text:p>3.46369988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aI142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9" calcext:value-type="float">
            <text:p>46.49</text:p>
          </table:table-cell>
          <table:table-cell office:value-type="float" office:value="30.13" calcext:value-type="float">
            <text:p>30.13</text:p>
          </table:table-cell>
          <table:table-cell office:value-type="float" office:value="10.37" calcext:value-type="float">
            <text:p>10.37</text:p>
          </table:table-cell>
          <table:table-cell office:value-type="float" office:value="30.25" calcext:value-type="float">
            <text:p>30.25</text:p>
          </table:table-cell>
          <table:table-cell office:value-type="float" office:value="1104.833" calcext:value-type="float">
            <text:p>1104.83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0.6626264245" calcext:value-type="float">
            <text:p>-400.6626264245</text:p>
          </table:table-cell>
          <table:table-cell office:value-type="float" office:value="3.6341762078" calcext:value-type="float">
            <text:p>3.634176207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I143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38" calcext:value-type="float">
            <text:p>46.38</text:p>
          </table:table-cell>
          <table:table-cell office:value-type="float" office:value="26.58" calcext:value-type="float">
            <text:p>26.58</text:p>
          </table:table-cell>
          <table:table-cell office:value-type="float" office:value="17.28" calcext:value-type="float">
            <text:p>17.28</text:p>
          </table:table-cell>
          <table:table-cell office:value-type="float" office:value="30.21" calcext:value-type="float">
            <text:p>30.21</text:p>
          </table:table-cell>
          <table:table-cell office:value-type="float" office:value="1097.778" calcext:value-type="float">
            <text:p>1097.77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80.9121950777" calcext:value-type="float">
            <text:p>-480.9121950777</text:p>
          </table:table-cell>
          <table:table-cell office:value-type="float" office:value="3.6709434296" calcext:value-type="float">
            <text:p>3.670943429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aI144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.9" calcext:value-type="float">
            <text:p>49.9</text:p>
          </table:table-cell>
          <table:table-cell office:value-type="float" office:value="26.7" calcext:value-type="float">
            <text:p>26.7</text:p>
          </table:table-cell>
          <table:table-cell office:value-type="float" office:value="24.04" calcext:value-type="float">
            <text:p>24.04</text:p>
          </table:table-cell>
          <table:table-cell office:value-type="float" office:value="30.26" calcext:value-type="float">
            <text:p>30.26</text:p>
          </table:table-cell>
          <table:table-cell office:value-type="float" office:value="1095.792" calcext:value-type="float">
            <text:p>1095.79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93.4198495944" calcext:value-type="float">
            <text:p>-493.4198495944</text:p>
          </table:table-cell>
          <table:table-cell office:value-type="float" office:value="4.8903556039" calcext:value-type="float">
            <text:p>4.890355603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aI145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39" calcext:value-type="float">
            <text:p>46.39</text:p>
          </table:table-cell>
          <table:table-cell office:value-type="float" office:value="17.27" calcext:value-type="float">
            <text:p>17.27</text:p>
          </table:table-cell>
          <table:table-cell office:value-type="float" office:value="26.69" calcext:value-type="float">
            <text:p>26.69</text:p>
          </table:table-cell>
          <table:table-cell office:value-type="float" office:value="30.29" calcext:value-type="float">
            <text:p>30.29</text:p>
          </table:table-cell>
          <table:table-cell office:value-type="float" office:value="1096.158" calcext:value-type="float">
            <text:p>1096.1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3.0704878335" calcext:value-type="float">
            <text:p>-403.0704878335</text:p>
          </table:table-cell>
          <table:table-cell office:value-type="float" office:value="3.5590541468" calcext:value-type="float">
            <text:p>3.559054146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aI146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6" calcext:value-type="float">
            <text:p>46.6</text:p>
          </table:table-cell>
          <table:table-cell office:value-type="float" office:value="10.35" calcext:value-type="float">
            <text:p>10.35</text:p>
          </table:table-cell>
          <table:table-cell office:value-type="float" office:value="30.27" calcext:value-type="float">
            <text:p>30.27</text:p>
          </table:table-cell>
          <table:table-cell office:value-type="float" office:value="30.25" calcext:value-type="float">
            <text:p>30.25</text:p>
          </table:table-cell>
          <table:table-cell office:value-type="float" office:value="1100.805" calcext:value-type="float">
            <text:p>1100.80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8.466015656" calcext:value-type="float">
            <text:p>-338.466015656</text:p>
          </table:table-cell>
          <table:table-cell office:value-type="float" office:value="3.6499307312" calcext:value-type="float">
            <text:p>3.64993073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I147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9" calcext:value-type="float">
            <text:p>46.49</text:p>
          </table:table-cell>
          <table:table-cell office:value-type="float" office:value="3.43" calcext:value-type="float">
            <text:p>3.43</text:p>
          </table:table-cell>
          <table:table-cell office:value-type="float" office:value="31.69" calcext:value-type="float">
            <text:p>31.69</text:p>
          </table:table-cell>
          <table:table-cell office:value-type="float" office:value="30.26" calcext:value-type="float">
            <text:p>30.26</text:p>
          </table:table-cell>
          <table:table-cell office:value-type="float" office:value="1100.277" calcext:value-type="float">
            <text:p>1100.27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8.9038757525" calcext:value-type="float">
            <text:p>-428.9038757525</text:p>
          </table:table-cell>
          <table:table-cell office:value-type="float" office:value="3.655690019" calcext:value-type="float">
            <text:p>3.6556900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aI148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8" calcext:value-type="float">
            <text:p>46.58</text:p>
          </table:table-cell>
          <table:table-cell office:value-type="float" office:value="-3.49" calcext:value-type="float">
            <text:p>-3.49</text:p>
          </table:table-cell>
          <table:table-cell office:value-type="float" office:value="31.74" calcext:value-type="float">
            <text:p>31.74</text:p>
          </table:table-cell>
          <table:table-cell office:value-type="float" office:value="30.21" calcext:value-type="float">
            <text:p>30.21</text:p>
          </table:table-cell>
          <table:table-cell office:value-type="float" office:value="1097.114" calcext:value-type="float">
            <text:p>1097.11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4.3356945874" calcext:value-type="float">
            <text:p>-334.3356945874</text:p>
          </table:table-cell>
          <table:table-cell office:value-type="float" office:value="3.7750502061" calcext:value-type="float">
            <text:p>3.775050206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aI149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5" calcext:value-type="float">
            <text:p>46.55</text:p>
          </table:table-cell>
          <table:table-cell office:value-type="float" office:value="-10.38" calcext:value-type="float">
            <text:p>-10.38</text:p>
          </table:table-cell>
          <table:table-cell office:value-type="float" office:value="30.17" calcext:value-type="float">
            <text:p>30.17</text:p>
          </table:table-cell>
          <table:table-cell office:value-type="float" office:value="30.22" calcext:value-type="float">
            <text:p>30.22</text:p>
          </table:table-cell>
          <table:table-cell office:value-type="float" office:value="1102.279" calcext:value-type="float">
            <text:p>1102.27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7.8168106617" calcext:value-type="float">
            <text:p>-447.8168106617</text:p>
          </table:table-cell>
          <table:table-cell office:value-type="float" office:value="3.67612015" calcext:value-type="float">
            <text:p>3.676120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aI150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7" calcext:value-type="float">
            <text:p>46.47</text:p>
          </table:table-cell>
          <table:table-cell office:value-type="float" office:value="-17.18" calcext:value-type="float">
            <text:p>-17.18</text:p>
          </table:table-cell>
          <table:table-cell office:value-type="float" office:value="26.77" calcext:value-type="float">
            <text:p>26.77</text:p>
          </table:table-cell>
          <table:table-cell office:value-type="float" office:value="30.22" calcext:value-type="float">
            <text:p>30.22</text:p>
          </table:table-cell>
          <table:table-cell office:value-type="float" office:value="1102.78" calcext:value-type="float">
            <text:p>1102.7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0.6689630366" calcext:value-type="float">
            <text:p>-350.6689630366</text:p>
          </table:table-cell>
          <table:table-cell office:value-type="float" office:value="3.7912103395" calcext:value-type="float">
            <text:p>3.79121033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aI151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.84" calcext:value-type="float">
            <text:p>49.84</text:p>
          </table:table-cell>
          <table:table-cell office:value-type="float" office:value="-26.58" calcext:value-type="float">
            <text:p>-26.58</text:p>
          </table:table-cell>
          <table:table-cell office:value-type="float" office:value="24.07" calcext:value-type="float">
            <text:p>24.07</text:p>
          </table:table-cell>
          <table:table-cell office:value-type="float" office:value="30.26" calcext:value-type="float">
            <text:p>30.26</text:p>
          </table:table-cell>
          <table:table-cell office:value-type="float" office:value="1094.638" calcext:value-type="float">
            <text:p>1094.63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94.9983358846" calcext:value-type="float">
            <text:p>-494.9983358846</text:p>
          </table:table-cell>
          <table:table-cell office:value-type="float" office:value="3.8886909535" calcext:value-type="float">
            <text:p>3.888690953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I152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2" calcext:value-type="float">
            <text:p>46.42</text:p>
          </table:table-cell>
          <table:table-cell office:value-type="float" office:value="-26.63" calcext:value-type="float">
            <text:p>-26.63</text:p>
          </table:table-cell>
          <table:table-cell office:value-type="float" office:value="17.33" calcext:value-type="float">
            <text:p>17.33</text:p>
          </table:table-cell>
          <table:table-cell office:value-type="float" office:value="30.23" calcext:value-type="float">
            <text:p>30.23</text:p>
          </table:table-cell>
          <table:table-cell office:value-type="float" office:value="1097.738" calcext:value-type="float">
            <text:p>1097.73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0.8130338555" calcext:value-type="float">
            <text:p>-410.8130338555</text:p>
          </table:table-cell>
          <table:table-cell office:value-type="float" office:value="3.7405146211" calcext:value-type="float">
            <text:p>3.74051462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I153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8" calcext:value-type="float">
            <text:p>46.48</text:p>
          </table:table-cell>
          <table:table-cell office:value-type="float" office:value="-30.13" calcext:value-type="float">
            <text:p>-30.13</text:p>
          </table:table-cell>
          <table:table-cell office:value-type="float" office:value="10.35" calcext:value-type="float">
            <text:p>10.35</text:p>
          </table:table-cell>
          <table:table-cell office:value-type="float" office:value="30.26" calcext:value-type="float">
            <text:p>30.26</text:p>
          </table:table-cell>
          <table:table-cell office:value-type="float" office:value="1099.483" calcext:value-type="float">
            <text:p>1099.4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9.8387339831" calcext:value-type="float">
            <text:p>-359.8387339831</text:p>
          </table:table-cell>
          <table:table-cell office:value-type="float" office:value="3.4944439901" calcext:value-type="float">
            <text:p>3.494443990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I154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53" calcext:value-type="float">
            <text:p>46.53</text:p>
          </table:table-cell>
          <table:table-cell office:value-type="float" office:value="-31.67" calcext:value-type="float">
            <text:p>-31.67</text:p>
          </table:table-cell>
          <table:table-cell office:value-type="float" office:value="3.47" calcext:value-type="float">
            <text:p>3.47</text:p>
          </table:table-cell>
          <table:table-cell office:value-type="float" office:value="30.2" calcext:value-type="float">
            <text:p>30.2</text:p>
          </table:table-cell>
          <table:table-cell office:value-type="float" office:value="1099.295" calcext:value-type="float">
            <text:p>1099.29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9.3323649232" calcext:value-type="float">
            <text:p>-359.3323649232</text:p>
          </table:table-cell>
          <table:table-cell office:value-type="float" office:value="3.9037401329" calcext:value-type="float">
            <text:p>3.903740132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aI155</text:p>
          </table:table-cell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64" calcext:value-type="float">
            <text:p>46.64</text:p>
          </table:table-cell>
          <table:table-cell office:value-type="float" office:value="-31.79" calcext:value-type="float">
            <text:p>-31.79</text:p>
          </table:table-cell>
          <table:table-cell office:value-type="float" office:value="-3.51" calcext:value-type="float">
            <text:p>-3.51</text:p>
          </table:table-cell>
          <table:table-cell office:value-type="float" office:value="30.2" calcext:value-type="float">
            <text:p>30.2</text:p>
          </table:table-cell>
          <table:table-cell office:value-type="float" office:value="1102.955" calcext:value-type="float">
            <text:p>1102.95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7.5659337697" calcext:value-type="float">
            <text:p>-407.5659337697</text:p>
          </table:table-cell>
          <table:table-cell office:value-type="float" office:value="3.769765245" calcext:value-type="float">
            <text:p>3.76976524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aI156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6" calcext:value-type="float">
            <text:p>46.6</text:p>
          </table:table-cell>
          <table:table-cell office:value-type="float" office:value="-30.28" calcext:value-type="float">
            <text:p>-30.28</text:p>
          </table:table-cell>
          <table:table-cell office:value-type="float" office:value="-10.35" calcext:value-type="float">
            <text:p>-10.35</text:p>
          </table:table-cell>
          <table:table-cell office:value-type="float" office:value="30.26" calcext:value-type="float">
            <text:p>30.26</text:p>
          </table:table-cell>
          <table:table-cell office:value-type="float" office:value="1102.33" calcext:value-type="float">
            <text:p>1102.3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8.8642716589" calcext:value-type="float">
            <text:p>-368.8642716589</text:p>
          </table:table-cell>
          <table:table-cell office:value-type="float" office:value="3.5481228043" calcext:value-type="float">
            <text:p>3.548122804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I157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41" calcext:value-type="float">
            <text:p>46.41</text:p>
          </table:table-cell>
          <table:table-cell office:value-type="float" office:value="-26.66" calcext:value-type="float">
            <text:p>-26.66</text:p>
          </table:table-cell>
          <table:table-cell office:value-type="float" office:value="-17.22" calcext:value-type="float">
            <text:p>-17.22</text:p>
          </table:table-cell>
          <table:table-cell office:value-type="float" office:value="30.22" calcext:value-type="float">
            <text:p>30.22</text:p>
          </table:table-cell>
          <table:table-cell office:value-type="float" office:value="1105.15" calcext:value-type="float">
            <text:p>1105.1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2.5249879832" calcext:value-type="float">
            <text:p>-442.5249879832</text:p>
          </table:table-cell>
          <table:table-cell office:value-type="float" office:value="3.5222710468" calcext:value-type="float">
            <text:p>3.522271046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I158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.89" calcext:value-type="float">
            <text:p>49.89</text:p>
          </table:table-cell>
          <table:table-cell office:value-type="float" office:value="-26.7" calcext:value-type="float">
            <text:p>-26.7</text:p>
          </table:table-cell>
          <table:table-cell office:value-type="float" office:value="-24.1" calcext:value-type="float">
            <text:p>-24.1</text:p>
          </table:table-cell>
          <table:table-cell office:value-type="float" office:value="30.29" calcext:value-type="float">
            <text:p>30.29</text:p>
          </table:table-cell>
          <table:table-cell office:value-type="float" office:value="1094.707" calcext:value-type="float">
            <text:p>1094.7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603.7530946514" calcext:value-type="float">
            <text:p>-603.7530946514</text:p>
          </table:table-cell>
          <table:table-cell office:value-type="float" office:value="3.7344411452" calcext:value-type="float">
            <text:p>3.734441145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aI159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36" calcext:value-type="float">
            <text:p>46.36</text:p>
          </table:table-cell>
          <table:table-cell office:value-type="float" office:value="-17.15" calcext:value-type="float">
            <text:p>-17.15</text:p>
          </table:table-cell>
          <table:table-cell office:value-type="float" office:value="-26.59" calcext:value-type="float">
            <text:p>-26.59</text:p>
          </table:table-cell>
          <table:table-cell office:value-type="float" office:value="30.18" calcext:value-type="float">
            <text:p>30.18</text:p>
          </table:table-cell>
          <table:table-cell office:value-type="float" office:value="1105.981" calcext:value-type="float">
            <text:p>1105.98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3.9207771123" calcext:value-type="float">
            <text:p>-423.9207771123</text:p>
          </table:table-cell>
          <table:table-cell office:value-type="float" office:value="3.7962312885" calcext:value-type="float">
            <text:p>3.796231288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aI160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73" calcext:value-type="float">
            <text:p>46.73</text:p>
          </table:table-cell>
          <table:table-cell office:value-type="float" office:value="-10.42" calcext:value-type="float">
            <text:p>-10.42</text:p>
          </table:table-cell>
          <table:table-cell office:value-type="float" office:value="-30.3" calcext:value-type="float">
            <text:p>-30.3</text:p>
          </table:table-cell>
          <table:table-cell office:value-type="float" office:value="30.16" calcext:value-type="float">
            <text:p>30.16</text:p>
          </table:table-cell>
          <table:table-cell office:value-type="float" office:value="1091.928" calcext:value-type="float">
            <text:p>1091.92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9.9450081667" calcext:value-type="float">
            <text:p>-359.9450081667</text:p>
          </table:table-cell>
          <table:table-cell office:value-type="float" office:value="3.4403279217" calcext:value-type="float">
            <text:p>3.44032792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aI161</text:p>
          </table:table-cell>
          <table:table-cell office:value-type="float" office:value="185" calcext:value-type="float">
            <text:p>1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.61" calcext:value-type="float">
            <text:p>46.61</text:p>
          </table:table-cell>
          <table:table-cell office:value-type="float" office:value="-3.46" calcext:value-type="float">
            <text:p>-3.46</text:p>
          </table:table-cell>
          <table:table-cell office:value-type="float" office:value="-31.81" calcext:value-type="float">
            <text:p>-31.81</text:p>
          </table:table-cell>
          <table:table-cell office:value-type="float" office:value="30.25" calcext:value-type="float">
            <text:p>30.25</text:p>
          </table:table-cell>
          <table:table-cell office:value-type="float" office:value="1098.02" calcext:value-type="float">
            <text:p>1098.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6.6375409473" calcext:value-type="float">
            <text:p>-366.6375409473</text:p>
          </table:table-cell>
          <table:table-cell office:value-type="float" office:value="3.5576385843" calcext:value-type="float">
            <text:p>3.557638584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I162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64" calcext:value-type="float">
            <text:p>38.64</text:p>
          </table:table-cell>
          <table:table-cell office:value-type="float" office:value="19.14" calcext:value-type="float">
            <text:p>19.14</text:p>
          </table:table-cell>
          <table:table-cell office:value-type="float" office:value="-25.9" calcext:value-type="float">
            <text:p>-25.9</text:p>
          </table:table-cell>
          <table:table-cell office:value-type="float" office:value="40.29" calcext:value-type="float">
            <text:p>40.29</text:p>
          </table:table-cell>
          <table:table-cell office:value-type="float" office:value="1012.424" calcext:value-type="float">
            <text:p>1012.42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57.1555958827" calcext:value-type="float">
            <text:p>-257.1555958827</text:p>
          </table:table-cell>
          <table:table-cell office:value-type="float" office:value="3.7044273636" calcext:value-type="float">
            <text:p>3.7044273636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aI163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69" calcext:value-type="float">
            <text:p>38.69</text:p>
          </table:table-cell>
          <table:table-cell office:value-type="float" office:value="25.93" calcext:value-type="float">
            <text:p>25.93</text:p>
          </table:table-cell>
          <table:table-cell office:value-type="float" office:value="-19.16" calcext:value-type="float">
            <text:p>-19.16</text:p>
          </table:table-cell>
          <table:table-cell office:value-type="float" office:value="40.25" calcext:value-type="float">
            <text:p>40.25</text:p>
          </table:table-cell>
          <table:table-cell office:value-type="float" office:value="1090.553" calcext:value-type="float">
            <text:p>1090.55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4.3228585771" calcext:value-type="float">
            <text:p>-354.3228585771</text:p>
          </table:table-cell>
          <table:table-cell office:value-type="float" office:value="3.6223525959" calcext:value-type="float">
            <text:p>3.622352595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aI164</text:p>
          </table:table-cell>
          <table:table-cell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79" calcext:value-type="float">
            <text:p>38.79</text:p>
          </table:table-cell>
          <table:table-cell office:value-type="float" office:value="25.86" calcext:value-type="float">
            <text:p>25.86</text:p>
          </table:table-cell>
          <table:table-cell office:value-type="float" office:value="19.14" calcext:value-type="float">
            <text:p>19.14</text:p>
          </table:table-cell>
          <table:table-cell office:value-type="float" office:value="40.03" calcext:value-type="float">
            <text:p>40.03</text:p>
          </table:table-cell>
          <table:table-cell office:value-type="float" office:value="1096.232" calcext:value-type="float">
            <text:p>1096.23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5.5609291834" calcext:value-type="float">
            <text:p>-355.5609291834</text:p>
          </table:table-cell>
          <table:table-cell office:value-type="float" office:value="3.6568347783" calcext:value-type="float">
            <text:p>3.656834778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aI165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53" calcext:value-type="float">
            <text:p>38.53</text:p>
          </table:table-cell>
          <table:table-cell office:value-type="float" office:value="19.08" calcext:value-type="float">
            <text:p>19.08</text:p>
          </table:table-cell>
          <table:table-cell office:value-type="float" office:value="25.9" calcext:value-type="float">
            <text:p>25.9</text:p>
          </table:table-cell>
          <table:table-cell office:value-type="float" office:value="40.4" calcext:value-type="float">
            <text:p>40.4</text:p>
          </table:table-cell>
          <table:table-cell office:value-type="float" office:value="1090.156" calcext:value-type="float">
            <text:p>1090.15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9.7593822548" calcext:value-type="float">
            <text:p>-349.7593822548</text:p>
          </table:table-cell>
          <table:table-cell office:value-type="float" office:value="3.8053515332" calcext:value-type="float">
            <text:p>3.80535153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aI16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8" calcext:value-type="float">
            <text:p>38.8</text:p>
          </table:table-cell>
          <table:table-cell office:value-type="float" office:value="-19.13" calcext:value-type="float">
            <text:p>-19.13</text:p>
          </table:table-cell>
          <table:table-cell office:value-type="float" office:value="25.94" calcext:value-type="float">
            <text:p>25.94</text:p>
          </table:table-cell>
          <table:table-cell office:value-type="float" office:value="40.09" calcext:value-type="float">
            <text:p>40.09</text:p>
          </table:table-cell>
          <table:table-cell office:value-type="float" office:value="1013.532" calcext:value-type="float">
            <text:p>1013.53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9.4305269416" calcext:value-type="float">
            <text:p>-339.4305269416</text:p>
          </table:table-cell>
          <table:table-cell office:value-type="float" office:value="3.7303561697" calcext:value-type="float">
            <text:p>3.7303561697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aI167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68" calcext:value-type="float">
            <text:p>38.68</text:p>
          </table:table-cell>
          <table:table-cell office:value-type="float" office:value="-25.96" calcext:value-type="float">
            <text:p>-25.96</text:p>
          </table:table-cell>
          <table:table-cell office:value-type="float" office:value="19.09" calcext:value-type="float">
            <text:p>19.09</text:p>
          </table:table-cell>
          <table:table-cell office:value-type="float" office:value="40.25" calcext:value-type="float">
            <text:p>40.25</text:p>
          </table:table-cell>
          <table:table-cell office:value-type="float" office:value="1091.808" calcext:value-type="float">
            <text:p>1091.80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8.2631453065" calcext:value-type="float">
            <text:p>-368.2631453065</text:p>
          </table:table-cell>
          <table:table-cell office:value-type="float" office:value="3.4261917374" calcext:value-type="float">
            <text:p>3.426191737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aI168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74" calcext:value-type="float">
            <text:p>38.74</text:p>
          </table:table-cell>
          <table:table-cell office:value-type="float" office:value="-25.94" calcext:value-type="float">
            <text:p>-25.94</text:p>
          </table:table-cell>
          <table:table-cell office:value-type="float" office:value="-19.13" calcext:value-type="float">
            <text:p>-19.13</text:p>
          </table:table-cell>
          <table:table-cell office:value-type="float" office:value="40.18" calcext:value-type="float">
            <text:p>40.18</text:p>
          </table:table-cell>
          <table:table-cell office:value-type="float" office:value="1096.639" calcext:value-type="float">
            <text:p>1096.63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70.7675477672" calcext:value-type="float">
            <text:p>-270.7675477672</text:p>
          </table:table-cell>
          <table:table-cell office:value-type="float" office:value="3.5001417519" calcext:value-type="float">
            <text:p>3.50014175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aI169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8.73" calcext:value-type="float">
            <text:p>38.73</text:p>
          </table:table-cell>
          <table:table-cell office:value-type="float" office:value="-19.11" calcext:value-type="float">
            <text:p>-19.11</text:p>
          </table:table-cell>
          <table:table-cell office:value-type="float" office:value="-25.88" calcext:value-type="float">
            <text:p>-25.88</text:p>
          </table:table-cell>
          <table:table-cell office:value-type="float" office:value="40.11" calcext:value-type="float">
            <text:p>40.11</text:p>
          </table:table-cell>
          <table:table-cell office:value-type="float" office:value="1090.996" calcext:value-type="float">
            <text:p>1090.99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2.7321620184" calcext:value-type="float">
            <text:p>-392.7321620184</text:p>
          </table:table-cell>
          <table:table-cell office:value-type="float" office:value="3.6234949507" calcext:value-type="float">
            <text:p>3.62349495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aI170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3" calcext:value-type="float">
            <text:p>34.53</text:p>
          </table:table-cell>
          <table:table-cell office:value-type="float" office:value="4.47" calcext:value-type="float">
            <text:p>4.47</text:p>
          </table:table-cell>
          <table:table-cell office:value-type="float" office:value="-27.22" calcext:value-type="float">
            <text:p>-27.22</text:p>
          </table:table-cell>
          <table:table-cell office:value-type="float" office:value="40.08" calcext:value-type="float">
            <text:p>40.08</text:p>
          </table:table-cell>
          <table:table-cell office:value-type="float" office:value="1106.429" calcext:value-type="float">
            <text:p>1106.42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4.7067447215" calcext:value-type="float">
            <text:p>-394.7067447215</text:p>
          </table:table-cell>
          <table:table-cell office:value-type="float" office:value="3.648999984" calcext:value-type="float">
            <text:p>3.6489999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I171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14" calcext:value-type="float">
            <text:p>36.14</text:p>
          </table:table-cell>
          <table:table-cell office:value-type="float" office:value="12.37" calcext:value-type="float">
            <text:p>12.37</text:p>
          </table:table-cell>
          <table:table-cell office:value-type="float" office:value="-26.1" calcext:value-type="float">
            <text:p>-26.1</text:p>
          </table:table-cell>
          <table:table-cell office:value-type="float" office:value="39.55" calcext:value-type="float">
            <text:p>39.55</text:p>
          </table:table-cell>
          <table:table-cell office:value-type="float" office:value="1096.97" calcext:value-type="float">
            <text:p>1096.9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9.7632501562" calcext:value-type="float">
            <text:p>-389.7632501562</text:p>
          </table:table-cell>
          <table:table-cell office:value-type="float" office:value="3.4749510036" calcext:value-type="float">
            <text:p>3.474951003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aI172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61" calcext:value-type="float">
            <text:p>34.61</text:p>
          </table:table-cell>
          <table:table-cell office:value-type="float" office:value="19.25" calcext:value-type="float">
            <text:p>19.25</text:p>
          </table:table-cell>
          <table:table-cell office:value-type="float" office:value="-19.27" calcext:value-type="float">
            <text:p>-19.27</text:p>
          </table:table-cell>
          <table:table-cell office:value-type="float" office:value="39.46" calcext:value-type="float">
            <text:p>39.46</text:p>
          </table:table-cell>
          <table:table-cell office:value-type="float" office:value="1098.851" calcext:value-type="float">
            <text:p>1098.85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0.4391356652" calcext:value-type="float">
            <text:p>-390.4391356652</text:p>
          </table:table-cell>
          <table:table-cell office:value-type="float" office:value="3.7082552168" calcext:value-type="float">
            <text:p>3.70825521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aI173</text:p>
          </table:table-cell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.99" calcext:value-type="float">
            <text:p>35.99</text:p>
          </table:table-cell>
          <table:table-cell office:value-type="float" office:value="26.11" calcext:value-type="float">
            <text:p>26.11</text:p>
          </table:table-cell>
          <table:table-cell office:value-type="float" office:value="-12.2" calcext:value-type="float">
            <text:p>-12.2</text:p>
          </table:table-cell>
          <table:table-cell office:value-type="float" office:value="39.68" calcext:value-type="float">
            <text:p>39.68</text:p>
          </table:table-cell>
          <table:table-cell office:value-type="float" office:value="1099.338" calcext:value-type="float">
            <text:p>1099.33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9.3769322758" calcext:value-type="float">
            <text:p>-399.3769322758</text:p>
          </table:table-cell>
          <table:table-cell office:value-type="float" office:value="3.4487831411" calcext:value-type="float">
            <text:p>3.44878314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aI17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7" calcext:value-type="float">
            <text:p>34.57</text:p>
          </table:table-cell>
          <table:table-cell office:value-type="float" office:value="27.25" calcext:value-type="float">
            <text:p>27.25</text:p>
          </table:table-cell>
          <table:table-cell office:value-type="float" office:value="-4.33" calcext:value-type="float">
            <text:p>-4.33</text:p>
          </table:table-cell>
          <table:table-cell office:value-type="float" office:value="40.04" calcext:value-type="float">
            <text:p>40.04</text:p>
          </table:table-cell>
          <table:table-cell office:value-type="float" office:value="1106.95" calcext:value-type="float">
            <text:p>1106.9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1.0513063693" calcext:value-type="float">
            <text:p>-391.0513063693</text:p>
          </table:table-cell>
          <table:table-cell office:value-type="float" office:value="3.8001386784" calcext:value-type="float">
            <text:p>3.80013867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aI175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2" calcext:value-type="float">
            <text:p>34.52</text:p>
          </table:table-cell>
          <table:table-cell office:value-type="float" office:value="27.21" calcext:value-type="float">
            <text:p>27.21</text:p>
          </table:table-cell>
          <table:table-cell office:value-type="float" office:value="4.41" calcext:value-type="float">
            <text:p>4.41</text:p>
          </table:table-cell>
          <table:table-cell office:value-type="float" office:value="40.08" calcext:value-type="float">
            <text:p>40.08</text:p>
          </table:table-cell>
          <table:table-cell office:value-type="float" office:value="1108.256" calcext:value-type="float">
            <text:p>1108.25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7.5936132278" calcext:value-type="float">
            <text:p>-387.5936132278</text:p>
          </table:table-cell>
          <table:table-cell office:value-type="float" office:value="3.3919530974" calcext:value-type="float">
            <text:p>3.391953097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aI17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17" calcext:value-type="float">
            <text:p>36.17</text:p>
          </table:table-cell>
          <table:table-cell office:value-type="float" office:value="26.13" calcext:value-type="float">
            <text:p>26.13</text:p>
          </table:table-cell>
          <table:table-cell office:value-type="float" office:value="12.25" calcext:value-type="float">
            <text:p>12.25</text:p>
          </table:table-cell>
          <table:table-cell office:value-type="float" office:value="39.47" calcext:value-type="float">
            <text:p>39.47</text:p>
          </table:table-cell>
          <table:table-cell office:value-type="float" office:value="1100.173" calcext:value-type="float">
            <text:p>1100.17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8.6029058329" calcext:value-type="float">
            <text:p>-418.6029058329</text:p>
          </table:table-cell>
          <table:table-cell office:value-type="float" office:value="3.6709545828" calcext:value-type="float">
            <text:p>3.67095458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aI177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42" calcext:value-type="float">
            <text:p>34.42</text:p>
          </table:table-cell>
          <table:table-cell office:value-type="float" office:value="19.13" calcext:value-type="float">
            <text:p>19.13</text:p>
          </table:table-cell>
          <table:table-cell office:value-type="float" office:value="19.27" calcext:value-type="float">
            <text:p>19.27</text:p>
          </table:table-cell>
          <table:table-cell office:value-type="float" office:value="39.62" calcext:value-type="float">
            <text:p>39.62</text:p>
          </table:table-cell>
          <table:table-cell office:value-type="float" office:value="1080.593" calcext:value-type="float">
            <text:p>1080.59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53.8594742265" calcext:value-type="float">
            <text:p>-253.8594742265</text:p>
          </table:table-cell>
          <table:table-cell office:value-type="float" office:value="3.5492448401" calcext:value-type="float">
            <text:p>3.5492448401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aI178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08" calcext:value-type="float">
            <text:p>36.08</text:p>
          </table:table-cell>
          <table:table-cell office:value-type="float" office:value="12.24" calcext:value-type="float">
            <text:p>12.24</text:p>
          </table:table-cell>
          <table:table-cell office:value-type="float" office:value="26.13" calcext:value-type="float">
            <text:p>26.13</text:p>
          </table:table-cell>
          <table:table-cell office:value-type="float" office:value="39.6" calcext:value-type="float">
            <text:p>39.6</text:p>
          </table:table-cell>
          <table:table-cell office:value-type="float" office:value="1091.684" calcext:value-type="float">
            <text:p>1091.68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4.5987274144" calcext:value-type="float">
            <text:p>-384.5987274144</text:p>
          </table:table-cell>
          <table:table-cell office:value-type="float" office:value="3.7453262532" calcext:value-type="float">
            <text:p>3.74532625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aI179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6" calcext:value-type="float">
            <text:p>34.6</text:p>
          </table:table-cell>
          <table:table-cell office:value-type="float" office:value="4.43" calcext:value-type="float">
            <text:p>4.43</text:p>
          </table:table-cell>
          <table:table-cell office:value-type="float" office:value="27.23" calcext:value-type="float">
            <text:p>27.23</text:p>
          </table:table-cell>
          <table:table-cell office:value-type="float" office:value="39.99" calcext:value-type="float">
            <text:p>39.99</text:p>
          </table:table-cell>
          <table:table-cell office:value-type="float" office:value="1111.898" calcext:value-type="float">
            <text:p>1111.89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519.8692409727" calcext:value-type="float">
            <text:p>-519.8692409727</text:p>
          </table:table-cell>
          <table:table-cell office:value-type="float" office:value="3.7935526349" calcext:value-type="float">
            <text:p>3.793552634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I180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61" calcext:value-type="float">
            <text:p>34.61</text:p>
          </table:table-cell>
          <table:table-cell office:value-type="float" office:value="-4.47" calcext:value-type="float">
            <text:p>-4.47</text:p>
          </table:table-cell>
          <table:table-cell office:value-type="float" office:value="27.22" calcext:value-type="float">
            <text:p>27.22</text:p>
          </table:table-cell>
          <table:table-cell office:value-type="float" office:value="39.96" calcext:value-type="float">
            <text:p>39.96</text:p>
          </table:table-cell>
          <table:table-cell office:value-type="float" office:value="1111.451" calcext:value-type="float">
            <text:p>1111.45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4.8091738538" calcext:value-type="float">
            <text:p>-404.8091738538</text:p>
          </table:table-cell>
          <table:table-cell office:value-type="float" office:value="3.7848086202" calcext:value-type="float">
            <text:p>3.784808620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aI181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12" calcext:value-type="float">
            <text:p>36.12</text:p>
          </table:table-cell>
          <table:table-cell office:value-type="float" office:value="-12.29" calcext:value-type="float">
            <text:p>-12.29</text:p>
          </table:table-cell>
          <table:table-cell office:value-type="float" office:value="26.11" calcext:value-type="float">
            <text:p>26.11</text:p>
          </table:table-cell>
          <table:table-cell office:value-type="float" office:value="39.54" calcext:value-type="float">
            <text:p>39.54</text:p>
          </table:table-cell>
          <table:table-cell office:value-type="float" office:value="1102.847" calcext:value-type="float">
            <text:p>1102.84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0.4735374491" calcext:value-type="float">
            <text:p>-400.4735374491</text:p>
          </table:table-cell>
          <table:table-cell office:value-type="float" office:value="3.678624129" calcext:value-type="float">
            <text:p>3.67862412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aI182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5" calcext:value-type="float">
            <text:p>34.55</text:p>
          </table:table-cell>
          <table:table-cell office:value-type="float" office:value="-19.23" calcext:value-type="float">
            <text:p>-19.23</text:p>
          </table:table-cell>
          <table:table-cell office:value-type="float" office:value="19.2" calcext:value-type="float">
            <text:p>19.2</text:p>
          </table:table-cell>
          <table:table-cell office:value-type="float" office:value="39.46" calcext:value-type="float">
            <text:p>39.46</text:p>
          </table:table-cell>
          <table:table-cell office:value-type="float" office:value="1097.334" calcext:value-type="float">
            <text:p>1097.33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47.971953983" calcext:value-type="float">
            <text:p>-347.971953983</text:p>
          </table:table-cell>
          <table:table-cell office:value-type="float" office:value="3.6441548993" calcext:value-type="float">
            <text:p>3.644154899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aI183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07" calcext:value-type="float">
            <text:p>36.07</text:p>
          </table:table-cell>
          <table:table-cell office:value-type="float" office:value="-26.12" calcext:value-type="float">
            <text:p>-26.12</text:p>
          </table:table-cell>
          <table:table-cell office:value-type="float" office:value="12.26" calcext:value-type="float">
            <text:p>12.26</text:p>
          </table:table-cell>
          <table:table-cell office:value-type="float" office:value="39.6" calcext:value-type="float">
            <text:p>39.6</text:p>
          </table:table-cell>
          <table:table-cell office:value-type="float" office:value="1095.267" calcext:value-type="float">
            <text:p>1095.26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05.5433113164" calcext:value-type="float">
            <text:p>-405.5433113164</text:p>
          </table:table-cell>
          <table:table-cell office:value-type="float" office:value="3.3780844043" calcext:value-type="float">
            <text:p>3.378084404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I184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44" calcext:value-type="float">
            <text:p>34.44</text:p>
          </table:table-cell>
          <table:table-cell office:value-type="float" office:value="-27.21" calcext:value-type="float">
            <text:p>-27.21</text:p>
          </table:table-cell>
          <table:table-cell office:value-type="float" office:value="4.5" calcext:value-type="float">
            <text:p>4.5</text:p>
          </table:table-cell>
          <table:table-cell office:value-type="float" office:value="40.21" calcext:value-type="float">
            <text:p>40.21</text:p>
          </table:table-cell>
          <table:table-cell office:value-type="float" office:value="1108.111" calcext:value-type="float">
            <text:p>1108.11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1241.8453998068" calcext:value-type="float">
            <text:p>-1241.8453998068</text:p>
          </table:table-cell>
          <table:table-cell office:value-type="float" office:value="10.2675126727" calcext:value-type="float">
            <text:p>10.26751267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aI185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1" calcext:value-type="float">
            <text:p>34.51</text:p>
          </table:table-cell>
          <table:table-cell office:value-type="float" office:value="-27.2" calcext:value-type="float">
            <text:p>-27.2</text:p>
          </table:table-cell>
          <table:table-cell office:value-type="float" office:value="-4.38" calcext:value-type="float">
            <text:p>-4.38</text:p>
          </table:table-cell>
          <table:table-cell office:value-type="float" office:value="40.07" calcext:value-type="float">
            <text:p>40.07</text:p>
          </table:table-cell>
          <table:table-cell office:value-type="float" office:value="1111.44" calcext:value-type="float">
            <text:p>1111.4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8.6315045316" calcext:value-type="float">
            <text:p>-338.6315045316</text:p>
          </table:table-cell>
          <table:table-cell office:value-type="float" office:value="3.4789681977" calcext:value-type="float">
            <text:p>3.478968197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aI186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07" calcext:value-type="float">
            <text:p>36.07</text:p>
          </table:table-cell>
          <table:table-cell office:value-type="float" office:value="-26.11" calcext:value-type="float">
            <text:p>-26.11</text:p>
          </table:table-cell>
          <table:table-cell office:value-type="float" office:value="-12.2" calcext:value-type="float">
            <text:p>-12.2</text:p>
          </table:table-cell>
          <table:table-cell office:value-type="float" office:value="39.57" calcext:value-type="float">
            <text:p>39.57</text:p>
          </table:table-cell>
          <table:table-cell office:value-type="float" office:value="1101.329" calcext:value-type="float">
            <text:p>1101.32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83.6910445309" calcext:value-type="float">
            <text:p>-383.6910445309</text:p>
          </table:table-cell>
          <table:table-cell office:value-type="float" office:value="3.6968445277" calcext:value-type="float">
            <text:p>3.696844527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aI187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59" calcext:value-type="float">
            <text:p>34.59</text:p>
          </table:table-cell>
          <table:table-cell office:value-type="float" office:value="-19.25" calcext:value-type="float">
            <text:p>-19.25</text:p>
          </table:table-cell>
          <table:table-cell office:value-type="float" office:value="-19.16" calcext:value-type="float">
            <text:p>-19.16</text:p>
          </table:table-cell>
          <table:table-cell office:value-type="float" office:value="39.38" calcext:value-type="float">
            <text:p>39.38</text:p>
          </table:table-cell>
          <table:table-cell office:value-type="float" office:value="1096.302" calcext:value-type="float">
            <text:p>1096.3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2.2909770759" calcext:value-type="float">
            <text:p>-372.2909770759</text:p>
          </table:table-cell>
          <table:table-cell office:value-type="float" office:value="3.5250728083" calcext:value-type="float">
            <text:p>3.525072808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aI188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.04" calcext:value-type="float">
            <text:p>36.04</text:p>
          </table:table-cell>
          <table:table-cell office:value-type="float" office:value="-12.31" calcext:value-type="float">
            <text:p>-12.31</text:p>
          </table:table-cell>
          <table:table-cell office:value-type="float" office:value="-26.12" calcext:value-type="float">
            <text:p>-26.12</text:p>
          </table:table-cell>
          <table:table-cell office:value-type="float" office:value="39.69" calcext:value-type="float">
            <text:p>39.69</text:p>
          </table:table-cell>
          <table:table-cell office:value-type="float" office:value="1096.504" calcext:value-type="float">
            <text:p>1096.50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40.226369934" calcext:value-type="float">
            <text:p>-440.226369934</text:p>
          </table:table-cell>
          <table:table-cell office:value-type="float" office:value="3.6902796455" calcext:value-type="float">
            <text:p>3.690279645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aI189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.43" calcext:value-type="float">
            <text:p>34.43</text:p>
          </table:table-cell>
          <table:table-cell office:value-type="float" office:value="-4.4" calcext:value-type="float">
            <text:p>-4.4</text:p>
          </table:table-cell>
          <table:table-cell office:value-type="float" office:value="-27.2" calcext:value-type="float">
            <text:p>-27.2</text:p>
          </table:table-cell>
          <table:table-cell office:value-type="float" office:value="40.19" calcext:value-type="float">
            <text:p>40.19</text:p>
          </table:table-cell>
          <table:table-cell office:value-type="float" office:value="1110.582" calcext:value-type="float">
            <text:p>1110.58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2.7131315925" calcext:value-type="float">
            <text:p>-412.7131315925</text:p>
          </table:table-cell>
          <table:table-cell office:value-type="float" office:value="4.3672714189" calcext:value-type="float">
            <text:p>4.367271418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aI190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21" calcext:value-type="float">
            <text:p>29.21</text:p>
          </table:table-cell>
          <table:table-cell office:value-type="float" office:value="4.43" calcext:value-type="float">
            <text:p>4.43</text:p>
          </table:table-cell>
          <table:table-cell office:value-type="float" office:value="-21.91" calcext:value-type="float">
            <text:p>-21.91</text:p>
          </table:table-cell>
          <table:table-cell office:value-type="float" office:value="39.97" calcext:value-type="float">
            <text:p>39.97</text:p>
          </table:table-cell>
          <table:table-cell office:value-type="float" office:value="1092.859" calcext:value-type="float">
            <text:p>1092.85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6.9404995352" calcext:value-type="float">
            <text:p>-306.9404995352</text:p>
          </table:table-cell>
          <table:table-cell office:value-type="float" office:value="3.6349819694" calcext:value-type="float">
            <text:p>3.634981969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aI191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91" calcext:value-type="float">
            <text:p>29.91</text:p>
          </table:table-cell>
          <table:table-cell office:value-type="float" office:value="12.23" calcext:value-type="float">
            <text:p>12.23</text:p>
          </table:table-cell>
          <table:table-cell office:value-type="float" office:value="-19.23" calcext:value-type="float">
            <text:p>-19.23</text:p>
          </table:table-cell>
          <table:table-cell office:value-type="float" office:value="39.62" calcext:value-type="float">
            <text:p>39.62</text:p>
          </table:table-cell>
          <table:table-cell office:value-type="float" office:value="1080.597" calcext:value-type="float">
            <text:p>1080.59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37.226171677" calcext:value-type="float">
            <text:p>-237.226171677</text:p>
          </table:table-cell>
          <table:table-cell office:value-type="float" office:value="3.4529518679" calcext:value-type="float">
            <text:p>3.452951867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aI192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.09" calcext:value-type="float">
            <text:p>30.09</text:p>
          </table:table-cell>
          <table:table-cell office:value-type="float" office:value="19.27" calcext:value-type="float">
            <text:p>19.27</text:p>
          </table:table-cell>
          <table:table-cell office:value-type="float" office:value="-12.26" calcext:value-type="float">
            <text:p>-12.26</text:p>
          </table:table-cell>
          <table:table-cell office:value-type="float" office:value="39.42" calcext:value-type="float">
            <text:p>39.42</text:p>
          </table:table-cell>
          <table:table-cell office:value-type="float" office:value="1090.043" calcext:value-type="float">
            <text:p>1090.04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96.7075477499" calcext:value-type="float">
            <text:p>-296.7075477499</text:p>
          </table:table-cell>
          <table:table-cell office:value-type="float" office:value="3.4777573778" calcext:value-type="float">
            <text:p>3.4777573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aI193</text:p>
          </table:table-cell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14" calcext:value-type="float">
            <text:p>29.14</text:p>
          </table:table-cell>
          <table:table-cell office:value-type="float" office:value="21.92" calcext:value-type="float">
            <text:p>21.92</text:p>
          </table:table-cell>
          <table:table-cell office:value-type="float" office:value="-4.51" calcext:value-type="float">
            <text:p>-4.51</text:p>
          </table:table-cell>
          <table:table-cell office:value-type="float" office:value="40.14" calcext:value-type="float">
            <text:p>40.14</text:p>
          </table:table-cell>
          <table:table-cell office:value-type="float" office:value="1101.269" calcext:value-type="float">
            <text:p>1101.26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5.5242313451" calcext:value-type="float">
            <text:p>-355.5242313451</text:p>
          </table:table-cell>
          <table:table-cell office:value-type="float" office:value="3.7477152648" calcext:value-type="float">
            <text:p>3.74771526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aI194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12" calcext:value-type="float">
            <text:p>29.12</text:p>
          </table:table-cell>
          <table:table-cell office:value-type="float" office:value="21.92" calcext:value-type="float">
            <text:p>21.92</text:p>
          </table:table-cell>
          <table:table-cell office:value-type="float" office:value="4.47" calcext:value-type="float">
            <text:p>4.47</text:p>
          </table:table-cell>
          <table:table-cell office:value-type="float" office:value="40.17" calcext:value-type="float">
            <text:p>40.17</text:p>
          </table:table-cell>
          <table:table-cell office:value-type="float" office:value="1100.199" calcext:value-type="float">
            <text:p>1100.19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29.6599592485" calcext:value-type="float">
            <text:p>-329.6599592485</text:p>
          </table:table-cell>
          <table:table-cell office:value-type="float" office:value="3.7415292943" calcext:value-type="float">
            <text:p>3.741529294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aI195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.09" calcext:value-type="float">
            <text:p>30.09</text:p>
          </table:table-cell>
          <table:table-cell office:value-type="float" office:value="19.25" calcext:value-type="float">
            <text:p>19.25</text:p>
          </table:table-cell>
          <table:table-cell office:value-type="float" office:value="12.25" calcext:value-type="float">
            <text:p>12.25</text:p>
          </table:table-cell>
          <table:table-cell office:value-type="float" office:value="39.37" calcext:value-type="float">
            <text:p>39.37</text:p>
          </table:table-cell>
          <table:table-cell office:value-type="float" office:value="1088.186" calcext:value-type="float">
            <text:p>1088.1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72.9570662882" calcext:value-type="float">
            <text:p>-272.9570662882</text:p>
          </table:table-cell>
          <table:table-cell office:value-type="float" office:value="3.6831798444" calcext:value-type="float">
            <text:p>3.683179844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aI196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98" calcext:value-type="float">
            <text:p>29.98</text:p>
          </table:table-cell>
          <table:table-cell office:value-type="float" office:value="12.28" calcext:value-type="float">
            <text:p>12.28</text:p>
          </table:table-cell>
          <table:table-cell office:value-type="float" office:value="19.17" calcext:value-type="float">
            <text:p>19.17</text:p>
          </table:table-cell>
          <table:table-cell office:value-type="float" office:value="39.46" calcext:value-type="float">
            <text:p>39.46</text:p>
          </table:table-cell>
          <table:table-cell office:value-type="float" office:value="1087.673" calcext:value-type="float">
            <text:p>1087.67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0.8180813607" calcext:value-type="float">
            <text:p>-370.8180813607</text:p>
          </table:table-cell>
          <table:table-cell office:value-type="float" office:value="3.7698096517" calcext:value-type="float">
            <text:p>3.76980965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aI197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25" calcext:value-type="float">
            <text:p>29.25</text:p>
          </table:table-cell>
          <table:table-cell office:value-type="float" office:value="4.48" calcext:value-type="float">
            <text:p>4.48</text:p>
          </table:table-cell>
          <table:table-cell office:value-type="float" office:value="21.94" calcext:value-type="float">
            <text:p>21.94</text:p>
          </table:table-cell>
          <table:table-cell office:value-type="float" office:value="39.99" calcext:value-type="float">
            <text:p>39.99</text:p>
          </table:table-cell>
          <table:table-cell office:value-type="float" office:value="1101.425" calcext:value-type="float">
            <text:p>1101.42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05.0530213812" calcext:value-type="float">
            <text:p>-205.0530213812</text:p>
          </table:table-cell>
          <table:table-cell office:value-type="float" office:value="3.63144748" calcext:value-type="float">
            <text:p>3.631447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aI198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22" calcext:value-type="float">
            <text:p>29.22</text:p>
          </table:table-cell>
          <table:table-cell office:value-type="float" office:value="-4.55" calcext:value-type="float">
            <text:p>-4.55</text:p>
          </table:table-cell>
          <table:table-cell office:value-type="float" office:value="21.96" calcext:value-type="float">
            <text:p>21.96</text:p>
          </table:table-cell>
          <table:table-cell office:value-type="float" office:value="40.1" calcext:value-type="float">
            <text:p>40.1</text:p>
          </table:table-cell>
          <table:table-cell office:value-type="float" office:value="1102.015" calcext:value-type="float">
            <text:p>1102.01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0.3460301806" calcext:value-type="float">
            <text:p>-280.3460301806</text:p>
          </table:table-cell>
          <table:table-cell office:value-type="float" office:value="3.6339853036" calcext:value-type="float">
            <text:p>3.63398530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aI199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.01" calcext:value-type="float">
            <text:p>30.01</text:p>
          </table:table-cell>
          <table:table-cell office:value-type="float" office:value="-12.28" calcext:value-type="float">
            <text:p>-12.28</text:p>
          </table:table-cell>
          <table:table-cell office:value-type="float" office:value="19.23" calcext:value-type="float">
            <text:p>19.23</text:p>
          </table:table-cell>
          <table:table-cell office:value-type="float" office:value="39.51" calcext:value-type="float">
            <text:p>39.51</text:p>
          </table:table-cell>
          <table:table-cell office:value-type="float" office:value="1082.294" calcext:value-type="float">
            <text:p>1082.29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73.0657295351" calcext:value-type="float">
            <text:p>-273.0657295351</text:p>
          </table:table-cell>
          <table:table-cell office:value-type="float" office:value="3.768565949" calcext:value-type="float">
            <text:p>3.768565949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aI200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.05" calcext:value-type="float">
            <text:p>30.05</text:p>
          </table:table-cell>
          <table:table-cell office:value-type="float" office:value="-19.16" calcext:value-type="float">
            <text:p>-19.16</text:p>
          </table:table-cell>
          <table:table-cell office:value-type="float" office:value="12.3" calcext:value-type="float">
            <text:p>12.3</text:p>
          </table:table-cell>
          <table:table-cell office:value-type="float" office:value="39.35" calcext:value-type="float">
            <text:p>39.35</text:p>
          </table:table-cell>
          <table:table-cell office:value-type="float" office:value="1089.35" calcext:value-type="float">
            <text:p>1089.35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17.0950957638" calcext:value-type="float">
            <text:p>-217.0950957638</text:p>
          </table:table-cell>
          <table:table-cell office:value-type="float" office:value="3.5570620225" calcext:value-type="float">
            <text:p>3.55706202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aI201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27" calcext:value-type="float">
            <text:p>29.27</text:p>
          </table:table-cell>
          <table:table-cell office:value-type="float" office:value="-21.99" calcext:value-type="float">
            <text:p>-21.99</text:p>
          </table:table-cell>
          <table:table-cell office:value-type="float" office:value="4.37" calcext:value-type="float">
            <text:p>4.37</text:p>
          </table:table-cell>
          <table:table-cell office:value-type="float" office:value="40.01" calcext:value-type="float">
            <text:p>40.01</text:p>
          </table:table-cell>
          <table:table-cell office:value-type="float" office:value="1102.441" calcext:value-type="float">
            <text:p>1102.441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3.3035146302" calcext:value-type="float">
            <text:p>-313.3035146302</text:p>
          </table:table-cell>
          <table:table-cell office:value-type="float" office:value="3.5835756631" calcext:value-type="float">
            <text:p>3.5835756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aI202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06" calcext:value-type="float">
            <text:p>29.06</text:p>
          </table:table-cell>
          <table:table-cell office:value-type="float" office:value="-21.96" calcext:value-type="float">
            <text:p>-21.96</text:p>
          </table:table-cell>
          <table:table-cell office:value-type="float" office:value="-4.45" calcext:value-type="float">
            <text:p>-4.45</text:p>
          </table:table-cell>
          <table:table-cell office:value-type="float" office:value="40.32" calcext:value-type="float">
            <text:p>40.32</text:p>
          </table:table-cell>
          <table:table-cell office:value-type="float" office:value="1099.919" calcext:value-type="float">
            <text:p>1099.91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4.5116022196" calcext:value-type="float">
            <text:p>-364.5116022196</text:p>
          </table:table-cell>
          <table:table-cell office:value-type="float" office:value="3.7707141319" calcext:value-type="float">
            <text:p>3.77071413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I203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95" calcext:value-type="float">
            <text:p>29.95</text:p>
          </table:table-cell>
          <table:table-cell office:value-type="float" office:value="-19.22" calcext:value-type="float">
            <text:p>-19.22</text:p>
          </table:table-cell>
          <table:table-cell office:value-type="float" office:value="-12.23" calcext:value-type="float">
            <text:p>-12.23</text:p>
          </table:table-cell>
          <table:table-cell office:value-type="float" office:value="39.53" calcext:value-type="float">
            <text:p>39.53</text:p>
          </table:table-cell>
          <table:table-cell office:value-type="float" office:value="1092.862" calcext:value-type="float">
            <text:p>1092.86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34.442334945" calcext:value-type="float">
            <text:p>-234.442334945</text:p>
          </table:table-cell>
          <table:table-cell office:value-type="float" office:value="3.5633674157" calcext:value-type="float">
            <text:p>3.563367415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aI204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.13" calcext:value-type="float">
            <text:p>30.13</text:p>
          </table:table-cell>
          <table:table-cell office:value-type="float" office:value="-12.29" calcext:value-type="float">
            <text:p>-12.29</text:p>
          </table:table-cell>
          <table:table-cell office:value-type="float" office:value="-19.24" calcext:value-type="float">
            <text:p>-19.24</text:p>
          </table:table-cell>
          <table:table-cell office:value-type="float" office:value="39.33" calcext:value-type="float">
            <text:p>39.33</text:p>
          </table:table-cell>
          <table:table-cell office:value-type="float" office:value="1094.48" calcext:value-type="float">
            <text:p>1094.4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21.2295945131" calcext:value-type="float">
            <text:p>-421.2295945131</text:p>
          </table:table-cell>
          <table:table-cell office:value-type="float" office:value="3.8219381215" calcext:value-type="float">
            <text:p>3.82193812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aI205</text:p>
          </table:table-cell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.22" calcext:value-type="float">
            <text:p>29.22</text:p>
          </table:table-cell>
          <table:table-cell office:value-type="float" office:value="-4.43" calcext:value-type="float">
            <text:p>-4.43</text:p>
          </table:table-cell>
          <table:table-cell office:value-type="float" office:value="-21.99" calcext:value-type="float">
            <text:p>-21.99</text:p>
          </table:table-cell>
          <table:table-cell office:value-type="float" office:value="40.11" calcext:value-type="float">
            <text:p>40.11</text:p>
          </table:table-cell>
          <table:table-cell office:value-type="float" office:value="1101.102" calcext:value-type="float">
            <text:p>1101.1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1.3522001776" calcext:value-type="float">
            <text:p>-331.3522001776</text:p>
          </table:table-cell>
          <table:table-cell office:value-type="float" office:value="3.4918720947" calcext:value-type="float">
            <text:p>3.491872094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aI206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5" calcext:value-type="float">
            <text:p>23.35</text:p>
          </table:table-cell>
          <table:table-cell office:value-type="float" office:value="4.41" calcext:value-type="float">
            <text:p>4.41</text:p>
          </table:table-cell>
          <table:table-cell office:value-type="float" office:value="-16.67" calcext:value-type="float">
            <text:p>-16.67</text:p>
          </table:table-cell>
          <table:table-cell office:value-type="float" office:value="39.96" calcext:value-type="float">
            <text:p>39.96</text:p>
          </table:table-cell>
          <table:table-cell office:value-type="float" office:value="1099.607" calcext:value-type="float">
            <text:p>1099.60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80.2086312592" calcext:value-type="float">
            <text:p>-280.2086312592</text:p>
          </table:table-cell>
          <table:table-cell office:value-type="float" office:value="3.809303188" calcext:value-type="float">
            <text:p>3.80930318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aI207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68" calcext:value-type="float">
            <text:p>23.68</text:p>
          </table:table-cell>
          <table:table-cell office:value-type="float" office:value="12.27" calcext:value-type="float">
            <text:p>12.27</text:p>
          </table:table-cell>
          <table:table-cell office:value-type="float" office:value="-12.25" calcext:value-type="float">
            <text:p>-12.25</text:p>
          </table:table-cell>
          <table:table-cell office:value-type="float" office:value="39.53" calcext:value-type="float">
            <text:p>39.53</text:p>
          </table:table-cell>
          <table:table-cell office:value-type="float" office:value="1090.372" calcext:value-type="float">
            <text:p>1090.37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3.2454612141" calcext:value-type="float">
            <text:p>-353.2454612141</text:p>
          </table:table-cell>
          <table:table-cell office:value-type="float" office:value="4.0976176843" calcext:value-type="float">
            <text:p>4.097617684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aI208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4" calcext:value-type="float">
            <text:p>23.34</text:p>
          </table:table-cell>
          <table:table-cell office:value-type="float" office:value="16.68" calcext:value-type="float">
            <text:p>16.68</text:p>
          </table:table-cell>
          <table:table-cell office:value-type="float" office:value="-4.47" calcext:value-type="float">
            <text:p>-4.47</text:p>
          </table:table-cell>
          <table:table-cell office:value-type="float" office:value="40.03" calcext:value-type="float">
            <text:p>40.03</text:p>
          </table:table-cell>
          <table:table-cell office:value-type="float" office:value="1091.783" calcext:value-type="float">
            <text:p>1091.7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2.1982417663" calcext:value-type="float">
            <text:p>-362.1982417663</text:p>
          </table:table-cell>
          <table:table-cell office:value-type="float" office:value="3.3357586946" calcext:value-type="float">
            <text:p>3.33575869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aI209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9" calcext:value-type="float">
            <text:p>23.39</text:p>
          </table:table-cell>
          <table:table-cell office:value-type="float" office:value="16.65" calcext:value-type="float">
            <text:p>16.65</text:p>
          </table:table-cell>
          <table:table-cell office:value-type="float" office:value="4.48" calcext:value-type="float">
            <text:p>4.48</text:p>
          </table:table-cell>
          <table:table-cell office:value-type="float" office:value="39.88" calcext:value-type="float">
            <text:p>39.88</text:p>
          </table:table-cell>
          <table:table-cell office:value-type="float" office:value="1089.958" calcext:value-type="float">
            <text:p>1089.9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6.5554398108" calcext:value-type="float">
            <text:p>-356.5554398108</text:p>
          </table:table-cell>
          <table:table-cell office:value-type="float" office:value="3.5602802027" calcext:value-type="float">
            <text:p>3.560280202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aI210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68" calcext:value-type="float">
            <text:p>23.68</text:p>
          </table:table-cell>
          <table:table-cell office:value-type="float" office:value="12.24" calcext:value-type="float">
            <text:p>12.24</text:p>
          </table:table-cell>
          <table:table-cell office:value-type="float" office:value="12.31" calcext:value-type="float">
            <text:p>12.31</text:p>
          </table:table-cell>
          <table:table-cell office:value-type="float" office:value="39.57" calcext:value-type="float">
            <text:p>39.57</text:p>
          </table:table-cell>
          <table:table-cell office:value-type="float" office:value="1077.067" calcext:value-type="float">
            <text:p>1077.06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4.2513805476" calcext:value-type="float">
            <text:p>-314.2513805476</text:p>
          </table:table-cell>
          <table:table-cell office:value-type="float" office:value="3.4317083407" calcext:value-type="float">
            <text:p>3.431708340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I211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25" calcext:value-type="float">
            <text:p>23.25</text:p>
          </table:table-cell>
          <table:table-cell office:value-type="float" office:value="4.43" calcext:value-type="float">
            <text:p>4.43</text:p>
          </table:table-cell>
          <table:table-cell office:value-type="float" office:value="16.65" calcext:value-type="float">
            <text:p>16.65</text:p>
          </table:table-cell>
          <table:table-cell office:value-type="float" office:value="40.09" calcext:value-type="float">
            <text:p>40.09</text:p>
          </table:table-cell>
          <table:table-cell office:value-type="float" office:value="1087.686" calcext:value-type="float">
            <text:p>1087.6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0.5090610313" calcext:value-type="float">
            <text:p>-370.5090610313</text:p>
          </table:table-cell>
          <table:table-cell office:value-type="float" office:value="3.9109852085" calcext:value-type="float">
            <text:p>3.9109852085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aI212</text:p>
          </table:table-cell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3" calcext:value-type="float">
            <text:p>23.33</text:p>
          </table:table-cell>
          <table:table-cell office:value-type="float" office:value="-4.45" calcext:value-type="float">
            <text:p>-4.45</text:p>
          </table:table-cell>
          <table:table-cell office:value-type="float" office:value="16.62" calcext:value-type="float">
            <text:p>16.62</text:p>
          </table:table-cell>
          <table:table-cell office:value-type="float" office:value="39.89" calcext:value-type="float">
            <text:p>39.89</text:p>
          </table:table-cell>
          <table:table-cell office:value-type="float" office:value="1088.588" calcext:value-type="float">
            <text:p>1088.58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10.2590455312" calcext:value-type="float">
            <text:p>-410.2590455312</text:p>
          </table:table-cell>
          <table:table-cell office:value-type="float" office:value="3.7988858954" calcext:value-type="float">
            <text:p>3.798885895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I213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74" calcext:value-type="float">
            <text:p>23.74</text:p>
          </table:table-cell>
          <table:table-cell office:value-type="float" office:value="-12.25" calcext:value-type="float">
            <text:p>-12.25</text:p>
          </table:table-cell>
          <table:table-cell office:value-type="float" office:value="12.25" calcext:value-type="float">
            <text:p>12.25</text:p>
          </table:table-cell>
          <table:table-cell office:value-type="float" office:value="39.4" calcext:value-type="float">
            <text:p>39.4</text:p>
          </table:table-cell>
          <table:table-cell office:value-type="float" office:value="1079.258" calcext:value-type="float">
            <text:p>1079.25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4.4878385434" calcext:value-type="float">
            <text:p>-304.4878385434</text:p>
          </table:table-cell>
          <table:table-cell office:value-type="float" office:value="3.450059799" calcext:value-type="float">
            <text:p>3.45005979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aI214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4" calcext:value-type="float">
            <text:p>23.34</text:p>
          </table:table-cell>
          <table:table-cell office:value-type="float" office:value="-16.6" calcext:value-type="float">
            <text:p>-16.6</text:p>
          </table:table-cell>
          <table:table-cell office:value-type="float" office:value="4.46" calcext:value-type="float">
            <text:p>4.46</text:p>
          </table:table-cell>
          <table:table-cell office:value-type="float" office:value="39.84" calcext:value-type="float">
            <text:p>39.84</text:p>
          </table:table-cell>
          <table:table-cell office:value-type="float" office:value="1092.8" calcext:value-type="float">
            <text:p>1092.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5.6507151767" calcext:value-type="float">
            <text:p>-365.6507151767</text:p>
          </table:table-cell>
          <table:table-cell office:value-type="float" office:value="3.5620723796" calcext:value-type="float">
            <text:p>3.562072379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aI21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8" calcext:value-type="float">
            <text:p>23.38</text:p>
          </table:table-cell>
          <table:table-cell office:value-type="float" office:value="-16.65" calcext:value-type="float">
            <text:p>-16.65</text:p>
          </table:table-cell>
          <table:table-cell office:value-type="float" office:value="-4.47" calcext:value-type="float">
            <text:p>-4.47</text:p>
          </table:table-cell>
          <table:table-cell office:value-type="float" office:value="39.89" calcext:value-type="float">
            <text:p>39.89</text:p>
          </table:table-cell>
          <table:table-cell office:value-type="float" office:value="1091.909" calcext:value-type="float">
            <text:p>1091.90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439.013909583" calcext:value-type="float">
            <text:p>-439.013909583</text:p>
          </table:table-cell>
          <table:table-cell office:value-type="float" office:value="3.6143530773" calcext:value-type="float">
            <text:p>3.614353077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aI216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73" calcext:value-type="float">
            <text:p>23.73</text:p>
          </table:table-cell>
          <table:table-cell office:value-type="float" office:value="-12.3" calcext:value-type="float">
            <text:p>-12.3</text:p>
          </table:table-cell>
          <table:table-cell office:value-type="float" office:value="-12.21" calcext:value-type="float">
            <text:p>-12.21</text:p>
          </table:table-cell>
          <table:table-cell office:value-type="float" office:value="39.43" calcext:value-type="float">
            <text:p>39.43</text:p>
          </table:table-cell>
          <table:table-cell office:value-type="float" office:value="1077.138" calcext:value-type="float">
            <text:p>1077.138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39.4697146152" calcext:value-type="float">
            <text:p>-339.4697146152</text:p>
          </table:table-cell>
          <table:table-cell office:value-type="float" office:value="3.7182446443" calcext:value-type="float">
            <text:p>3.7182446443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aI217</text:p>
          </table:table-cell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.32" calcext:value-type="float">
            <text:p>23.32</text:p>
          </table:table-cell>
          <table:table-cell office:value-type="float" office:value="-4.43" calcext:value-type="float">
            <text:p>-4.43</text:p>
          </table:table-cell>
          <table:table-cell office:value-type="float" office:value="-16.66" calcext:value-type="float">
            <text:p>-16.66</text:p>
          </table:table-cell>
          <table:table-cell office:value-type="float" office:value="39.99" calcext:value-type="float">
            <text:p>39.99</text:p>
          </table:table-cell>
          <table:table-cell office:value-type="float" office:value="1093.887" calcext:value-type="float">
            <text:p>1093.88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52.036012745" calcext:value-type="float">
            <text:p>-352.036012745</text:p>
          </table:table-cell>
          <table:table-cell office:value-type="float" office:value="3.4472704076" calcext:value-type="float">
            <text:p>3.447270407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aI218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63" calcext:value-type="float">
            <text:p>16.63</text:p>
          </table:table-cell>
          <table:table-cell office:value-type="float" office:value="4.44" calcext:value-type="float">
            <text:p>4.44</text:p>
          </table:table-cell>
          <table:table-cell office:value-type="float" office:value="-11.26" calcext:value-type="float">
            <text:p>-11.26</text:p>
          </table:table-cell>
          <table:table-cell office:value-type="float" office:value="40.52" calcext:value-type="float">
            <text:p>40.52</text:p>
          </table:table-cell>
          <table:table-cell office:value-type="float" office:value="1091.702" calcext:value-type="float">
            <text:p>1091.70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78.4659090903" calcext:value-type="float">
            <text:p>-378.4659090903</text:p>
          </table:table-cell>
          <table:table-cell office:value-type="float" office:value="3.7082289693" calcext:value-type="float">
            <text:p>3.708228969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NaI219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56" calcext:value-type="float">
            <text:p>16.56</text:p>
          </table:table-cell>
          <table:table-cell office:value-type="float" office:value="11.21" calcext:value-type="float">
            <text:p>11.21</text:p>
          </table:table-cell>
          <table:table-cell office:value-type="float" office:value="-4.51" calcext:value-type="float">
            <text:p>-4.51</text:p>
          </table:table-cell>
          <table:table-cell office:value-type="float" office:value="40.62" calcext:value-type="float">
            <text:p>40.62</text:p>
          </table:table-cell>
          <table:table-cell office:value-type="float" office:value="1090.167" calcext:value-type="float">
            <text:p>1090.167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17.7162728602" calcext:value-type="float">
            <text:p>-317.7162728602</text:p>
          </table:table-cell>
          <table:table-cell office:value-type="float" office:value="3.5689863054" calcext:value-type="float">
            <text:p>3.568986305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aI220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.67</text:p>
          </table:table-cell>
          <table:table-cell office:value-type="float" office:value="11.28" calcext:value-type="float">
            <text:p>11.28</text:p>
          </table:table-cell>
          <table:table-cell office:value-type="float" office:value="4.52" calcext:value-type="float">
            <text:p>4.52</text:p>
          </table:table-cell>
          <table:table-cell office:value-type="float" office:value="40.59" calcext:value-type="float">
            <text:p>40.59</text:p>
          </table:table-cell>
          <table:table-cell office:value-type="float" office:value="1091.489" calcext:value-type="float">
            <text:p>1091.489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7.6356186776" calcext:value-type="float">
            <text:p>-397.6356186776</text:p>
          </table:table-cell>
          <table:table-cell office:value-type="float" office:value="3.756247805" calcext:value-type="float">
            <text:p>3.75624780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aI221</text:p>
          </table:table-cell>
          <table:table-cell office:value-type="float" office:value="221" calcext:value-type="float">
            <text:p>2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58" calcext:value-type="float">
            <text:p>16.58</text:p>
          </table:table-cell>
          <table:table-cell office:value-type="float" office:value="4.49" calcext:value-type="float">
            <text:p>4.49</text:p>
          </table:table-cell>
          <table:table-cell office:value-type="float" office:value="11.27" calcext:value-type="float">
            <text:p>11.27</text:p>
          </table:table-cell>
          <table:table-cell office:value-type="float" office:value="40.74" calcext:value-type="float">
            <text:p>40.74</text:p>
          </table:table-cell>
          <table:table-cell office:value-type="float" office:value="1094.942" calcext:value-type="float">
            <text:p>1094.942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09.9872661579" calcext:value-type="float">
            <text:p>-309.9872661579</text:p>
          </table:table-cell>
          <table:table-cell office:value-type="float" office:value="3.3300654238" calcext:value-type="float">
            <text:p>3.330065423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aI222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61" calcext:value-type="float">
            <text:p>16.61</text:p>
          </table:table-cell>
          <table:table-cell office:value-type="float" office:value="-4.45" calcext:value-type="float">
            <text:p>-4.45</text:p>
          </table:table-cell>
          <table:table-cell office:value-type="float" office:value="11.29" calcext:value-type="float">
            <text:p>11.29</text:p>
          </table:table-cell>
          <table:table-cell office:value-type="float" office:value="40.66" calcext:value-type="float">
            <text:p>40.66</text:p>
          </table:table-cell>
          <table:table-cell office:value-type="float" office:value="1095.623" calcext:value-type="float">
            <text:p>1095.62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5.7152217101" calcext:value-type="float">
            <text:p>-395.7152217101</text:p>
          </table:table-cell>
          <table:table-cell office:value-type="float" office:value="3.2018731402" calcext:value-type="float">
            <text:p>3.201873140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aI223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57" calcext:value-type="float">
            <text:p>16.57</text:p>
          </table:table-cell>
          <table:table-cell office:value-type="float" office:value="-11.26" calcext:value-type="float">
            <text:p>-11.26</text:p>
          </table:table-cell>
          <table:table-cell office:value-type="float" office:value="4.43" calcext:value-type="float">
            <text:p>4.43</text:p>
          </table:table-cell>
          <table:table-cell office:value-type="float" office:value="40.67" calcext:value-type="float">
            <text:p>40.67</text:p>
          </table:table-cell>
          <table:table-cell office:value-type="float" office:value="1007.404" calcext:value-type="float">
            <text:p>1007.40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67.1887046212" calcext:value-type="float">
            <text:p>-367.1887046212</text:p>
          </table:table-cell>
          <table:table-cell office:value-type="float" office:value="3.4939875225" calcext:value-type="float">
            <text:p>3.49398752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aI224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54" calcext:value-type="float">
            <text:p>16.54</text:p>
          </table:table-cell>
          <table:table-cell office:value-type="float" office:value="-11.23" calcext:value-type="float">
            <text:p>-11.23</text:p>
          </table:table-cell>
          <table:table-cell office:value-type="float" office:value="-4.53" calcext:value-type="float">
            <text:p>-4.53</text:p>
          </table:table-cell>
          <table:table-cell office:value-type="float" office:value="40.79" calcext:value-type="float">
            <text:p>40.79</text:p>
          </table:table-cell>
          <table:table-cell office:value-type="float" office:value="1094.334" calcext:value-type="float">
            <text:p>1094.334</text:p>
          </table:table-cell>
          <table:table-cell office:value-type="float" office:value="0.0977" calcext:value-type="float">
            <text:p>0.0977</text:p>
          </table:table-cell>
          <table:table-cell office:value-type="float" office:value="-270.9687651511" calcext:value-type="float">
            <text:p>-270.9687651511</text:p>
          </table:table-cell>
          <table:table-cell office:value-type="float" office:value="3.281467372" calcext:value-type="float">
            <text:p>3.28146737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aI225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.62" calcext:value-type="float">
            <text:p>16.62</text:p>
          </table:table-cell>
          <table:table-cell office:value-type="float" office:value="-4.48" calcext:value-type="float">
            <text:p>-4.48</text:p>
          </table:table-cell>
          <table:table-cell office:value-type="float" office:value="-11.26" calcext:value-type="float">
            <text:p>-11.26</text:p>
          </table:table-cell>
          <table:table-cell office:value-type="float" office:value="40.59" calcext:value-type="float">
            <text:p>40.59</text:p>
          </table:table-cell>
          <table:table-cell office:value-type="float" office:value="1095.383" calcext:value-type="float">
            <text:p>1095.3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399.141451615" calcext:value-type="float">
            <text:p>-399.141451615</text:p>
          </table:table-cell>
          <table:table-cell office:value-type="float" office:value="3.3845233727" calcext:value-type="float">
            <text:p>3.384523372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aI226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.46" calcext:value-type="float">
            <text:p>18.46</text:p>
          </table:table-cell>
          <table:table-cell table:number-columns-repeated="3"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aI227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.46" calcext:value-type="float">
            <text:p>18.46</text:p>
          </table:table-cell>
          <table:table-cell table:number-columns-repeated="3"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5T14:59:42.135603804</dc:date>
    <meta:editing-duration>PT4M18S</meta:editing-duration>
    <meta:editing-cycles>1</meta:editing-cycles>
    <meta:generator>LibreOffice/5.3.6.1$Linux_X86_64 LibreOffice_project/30$Build-1</meta:generator>
    <meta:document-statistic meta:table-count="1" meta:cell-count="3893" meta:object-count="0"/>
  </office:meta>
</office:document-meta>
</file>